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1.1299in"/>
    </style:style>
    <style:style style:name="co15" style:family="table-column">
      <style:table-column-properties fo:break-before="auto" style:column-width="2.4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8" style:family="table-cell" style:parent-style-name="Default" style:data-style-name="N126">
      <style:table-cell-properties style:rotation-align="none"/>
    </style:style>
    <style:style style:name="ce9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</style:style>
    <style:style style:name="ce13" style:family="table-cell" style:parent-style-name="Default">
      <style:table-cell-properties fo:background-color="#00ffff" style:rotation-align="none"/>
    </style:style>
    <style:style style:name="ce14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</style:style>
    <style:style style:name="ce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14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5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555">
            <text:p>5555</text:p>
          </table:table-cell>
          <table:table-cell table:style-name="ce2" table:formula="of:=CONCATENATE(&quot;g&quot;;[.C2];&quot;exp&quot;;[.B2])" office:value-type="string" office:string-value="g1exp33">
            <text:p>g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638">
            <text:p>5638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702">
            <text:p>5702</text:p>
          </table:table-cell>
          <table:table-cell table:style-name="ce2" table:formula="of:=CONCATENATE(&quot;g&quot;;[.C4];&quot;exp&quot;;[.B4])" office:value-type="string" office:string-value="g1exp37">
            <text:p>g1exp37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765">
            <text:p>5765</text:p>
          </table:table-cell>
          <table:table-cell table:style-name="ce2" table:formula="of:=CONCATENATE(&quot;g&quot;;[.C5];&quot;exp&quot;;[.B5])" office:value-type="string" office:string-value="g1exp38">
            <text:p>g1exp38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829">
            <text:p>5829</text:p>
          </table:table-cell>
          <table:table-cell table:style-name="ce2" table:formula="of:=CONCATENATE(&quot;g&quot;;[.C6];&quot;exp&quot;;[.B6])" office:value-type="string" office:string-value="g1exp41">
            <text:p>g1exp41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893">
            <text:p>5893</text:p>
          </table:table-cell>
          <table:table-cell table:style-name="ce2" table:formula="of:=CONCATENATE(&quot;g&quot;;[.C7];&quot;exp&quot;;[.B7])" office:value-type="string" office:string-value="g1exp44">
            <text:p>g1exp44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2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5956">
            <text:p>5956</text:p>
          </table:table-cell>
          <table:table-cell table:style-name="ce2" table:formula="of:=CONCATENATE(&quot;g&quot;;[.C8];&quot;exp&quot;;[.B8])" office:value-type="string" office:string-value="g1exp46">
            <text:p>g1exp46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2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680">
            <text:p>8680</text:p>
          </table:table-cell>
          <table:table-cell table:style-name="ce2" table:formula="of:=CONCATENATE(&quot;g&quot;;[.C9];&quot;exp&quot;;[.B9])" office:value-type="string" office:string-value="g1exp50">
            <text:p>g1exp50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2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780">
            <text:p>8780</text:p>
          </table:table-cell>
          <table:table-cell table:style-name="ce2" table:formula="of:=CONCATENATE(&quot;g&quot;;[.C10];&quot;exp&quot;;[.B10])" office:value-type="string" office:string-value="g1exp51">
            <text:p>g1exp51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2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857">
            <text:p>8857</text:p>
          </table:table-cell>
          <table:table-cell table:style-name="ce2" table:formula="of:=CONCATENATE(&quot;g&quot;;[.C11];&quot;exp&quot;;[.B11])" office:value-type="string" office:string-value="g1exp53">
            <text:p>g1exp53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2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8961">
            <text:p>8961</text:p>
          </table:table-cell>
          <table:table-cell table:style-name="ce2" table:formula="of:=CONCATENATE(&quot;g&quot;;[.C12];&quot;exp&quot;;[.B12])" office:value-type="string" office:string-value="g1exp55">
            <text:p>g1exp55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2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073">
            <text:p>9073</text:p>
          </table:table-cell>
          <table:table-cell table:style-name="ce2" table:formula="of:=CONCATENATE(&quot;g&quot;;[.C13];&quot;exp&quot;;[.B13])" office:value-type="string" office:string-value="g1exp59">
            <text:p>g1exp59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2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206">
            <text:p>9206</text:p>
          </table:table-cell>
          <table:table-cell table:style-name="ce2" table:formula="of:=CONCATENATE(&quot;g&quot;;[.C14];&quot;exp&quot;;[.B14])" office:value-type="string" office:string-value="g1exp63">
            <text:p>g1exp63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2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foe-linux-03</text:p>
          </table:table-cell>
          <table:table-cell table:style-name="ce2" office:value-type="float" office:value="9367">
            <text:p>9367</text:p>
          </table:table-cell>
          <table:table-cell table:style-name="ce2" table:formula="of:=CONCATENATE(&quot;g&quot;;[.C15];&quot;exp&quot;;[.B15])" office:value-type="string" office:string-value="g1exp69">
            <text:p>g1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2">
          <table:table-cell table:style-name="ce14" table:formula="of:=[.A15]+1" office:value-type="float" office:value="15">
            <text:p>15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9792">
            <text:p>9792</text:p>
          </table:table-cell>
          <table:table-cell table:style-name="ce14" table:formula="of:=CONCATENATE(&quot;g&quot;;[.C16];&quot;exp&quot;;[.B16])" office:value-type="string" office:string-value="g1exp70">
            <text:p>g1exp70</text:p>
          </table:table-cell>
          <table:table-cell table:style-name="ce14" table:formula="of:=[.J15]+1" office:value-type="float" office:value="2731">
            <text:p>2731</text:p>
          </table:table-cell>
          <table:table-cell table:style-name="ce14" table:formula="of:=[.J15]+195" office:value-type="float" office:value="2925">
            <text:p>2925</text:p>
          </table:table-cell>
          <table:table-cell table:style-name="ce11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2">
          <table:table-cell table:style-name="ce14" table:formula="of:=[.A16]+1" office:value-type="float" office:value="16">
            <text:p>16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9872">
            <text:p>9872</text:p>
          </table:table-cell>
          <table:table-cell table:style-name="ce14" table:formula="of:=CONCATENATE(&quot;g&quot;;[.C17];&quot;exp&quot;;[.B17])" office:value-type="string" office:string-value="g1exp71">
            <text:p>g1exp71</text:p>
          </table:table-cell>
          <table:table-cell table:style-name="ce14" table:formula="of:=[.J16]+1" office:value-type="float" office:value="2926">
            <text:p>2926</text:p>
          </table:table-cell>
          <table:table-cell table:style-name="ce14" table:formula="of:=[.J16]+195" office:value-type="float" office:value="3120">
            <text:p>3120</text:p>
          </table:table-cell>
          <table:table-cell table:style-name="ce11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2">
          <table:table-cell table:style-name="ce14" table:formula="of:=[.A17]+1" office:value-type="float" office:value="17">
            <text:p>17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0025">
            <text:p>10025</text:p>
          </table:table-cell>
          <table:table-cell table:style-name="ce14" table:formula="of:=CONCATENATE(&quot;g&quot;;[.C18];&quot;exp&quot;;[.B18])" office:value-type="string" office:string-value="g1exp77">
            <text:p>g1exp77</text:p>
          </table:table-cell>
          <table:table-cell table:style-name="ce14" table:formula="of:=[.J17]+1" office:value-type="float" office:value="3121">
            <text:p>3121</text:p>
          </table:table-cell>
          <table:table-cell table:style-name="ce14" table:formula="of:=[.J17]+195" office:value-type="float" office:value="3315">
            <text:p>3315</text:p>
          </table:table-cell>
          <table:table-cell table:style-name="ce11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2">
          <table:table-cell table:style-name="ce14" table:formula="of:=[.A18]+1" office:value-type="float" office:value="18">
            <text:p>18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0119">
            <text:p>10119</text:p>
          </table:table-cell>
          <table:table-cell table:style-name="ce14" table:formula="of:=CONCATENATE(&quot;g&quot;;[.C19];&quot;exp&quot;;[.B19])" office:value-type="string" office:string-value="g1exp78">
            <text:p>g1exp78</text:p>
          </table:table-cell>
          <table:table-cell table:style-name="ce14" table:formula="of:=[.J18]+1" office:value-type="float" office:value="3316">
            <text:p>3316</text:p>
          </table:table-cell>
          <table:table-cell table:style-name="ce14" table:formula="of:=[.J18]+195" office:value-type="float" office:value="3510">
            <text:p>3510</text:p>
          </table:table-cell>
          <table:table-cell table:style-name="ce11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2">
          <table:table-cell table:style-name="ce14" table:formula="of:=[.A19]+1" office:value-type="float" office:value="19">
            <text:p>19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1">
            <text:p>1</text:p>
          </table:table-cell>
          <table:table-cell table:style-name="ce11" office:value-type="string">
            <text:p>bcc_csm1_1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0237">
            <text:p>10237</text:p>
          </table:table-cell>
          <table:table-cell table:style-name="ce14" table:formula="of:=CONCATENATE(&quot;g&quot;;[.C20];&quot;exp&quot;;[.B20])" office:value-type="string" office:string-value="g1exp79">
            <text:p>g1exp79</text:p>
          </table:table-cell>
          <table:table-cell table:style-name="ce14" table:formula="of:=[.J19]+1" office:value-type="float" office:value="3511">
            <text:p>3511</text:p>
          </table:table-cell>
          <table:table-cell table:style-name="ce14" table:formula="of:=[.J19]+195" office:value-type="float" office:value="3705">
            <text:p>3705</text:p>
          </table:table-cell>
          <table:table-cell table:style-name="ce11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3977">
            <text:p>3977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5615">
            <text:p>5615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3263">
            <text:p>13263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5426">
            <text:p>15426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18242">
            <text:p>18242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4997">
            <text:p>24997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2659">
            <text:p>2659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8313">
            <text:p>831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8785">
            <text:p>878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x-philes</text:p>
          </table:table-cell>
          <table:table-cell table:style-name="ce2" office:value-type="float" office:value="9366">
            <text:p>9366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14" table:formula="of:=[.A30]+1" office:value-type="float" office:value="30">
            <text:p>30</text:p>
          </table:table-cell>
          <table:table-cell table:style-name="ce14" office:value-type="float" office:value="55">
            <text:p>55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160">
            <text:p>1160</text:p>
          </table:table-cell>
          <table:table-cell table:style-name="ce14" table:formula="of:=CONCATENATE(&quot;g2exp&quot;;[.B31])" office:value-type="string" office:string-value="g2exp55">
            <text:p>g2exp55</text:p>
          </table:table-cell>
          <table:table-cell table:style-name="ce14" table:formula="of:=[.J30]+1" office:value-type="float" office:value="1951">
            <text:p>1951</text:p>
          </table:table-cell>
          <table:table-cell table:style-name="ce14" table:formula="of:=[.J30]+195" office:value-type="float" office:value="2145">
            <text:p>2145</text:p>
          </table:table-cell>
          <table:table-cell table:style-name="ce11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14" table:formula="of:=[.A31]+1" office:value-type="float" office:value="31">
            <text:p>31</text:p>
          </table:table-cell>
          <table:table-cell table:style-name="ce14" office:value-type="float" office:value="59">
            <text:p>59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595">
            <text:p>1595</text:p>
          </table:table-cell>
          <table:table-cell table:style-name="ce14" table:formula="of:=CONCATENATE(&quot;g2exp&quot;;[.B32])" office:value-type="string" office:string-value="g2exp59">
            <text:p>g2exp59</text:p>
          </table:table-cell>
          <table:table-cell table:style-name="ce14" table:formula="of:=[.J31]+1" office:value-type="float" office:value="2146">
            <text:p>2146</text:p>
          </table:table-cell>
          <table:table-cell table:style-name="ce14" table:formula="of:=[.J31]+195" office:value-type="float" office:value="2340">
            <text:p>2340</text:p>
          </table:table-cell>
          <table:table-cell table:style-name="ce11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14" table:formula="of:=[.A32]+1" office:value-type="float" office:value="32">
            <text:p>32</text:p>
          </table:table-cell>
          <table:table-cell table:style-name="ce14" office:value-type="float" office:value="63">
            <text:p>63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1947">
            <text:p>1947</text:p>
          </table:table-cell>
          <table:table-cell table:style-name="ce14" table:formula="of:=CONCATENATE(&quot;g2exp&quot;;[.B33])" office:value-type="string" office:string-value="g2exp63">
            <text:p>g2exp63</text:p>
          </table:table-cell>
          <table:table-cell table:style-name="ce14" table:formula="of:=[.J32]+1" office:value-type="float" office:value="2341">
            <text:p>2341</text:p>
          </table:table-cell>
          <table:table-cell table:style-name="ce14" table:formula="of:=[.J32]+195" office:value-type="float" office:value="2535">
            <text:p>2535</text:p>
          </table:table-cell>
          <table:table-cell table:style-name="ce11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14" table:formula="of:=[.A33]+1" office:value-type="float" office:value="33">
            <text:p>33</text:p>
          </table:table-cell>
          <table:table-cell table:style-name="ce14" office:value-type="float" office:value="69">
            <text:p>69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2215">
            <text:p>2215</text:p>
          </table:table-cell>
          <table:table-cell table:style-name="ce14" table:formula="of:=CONCATENATE(&quot;g2exp&quot;;[.B34])" office:value-type="string" office:string-value="g2exp69">
            <text:p>g2exp69</text:p>
          </table:table-cell>
          <table:table-cell table:style-name="ce14" table:formula="of:=[.J33]+1" office:value-type="float" office:value="2536">
            <text:p>2536</text:p>
          </table:table-cell>
          <table:table-cell table:style-name="ce14" table:formula="of:=[.J33]+195" office:value-type="float" office:value="2730">
            <text:p>2730</text:p>
          </table:table-cell>
          <table:table-cell table:style-name="ce11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14" table:formula="of:=[.A34]+1" office:value-type="float" office:value="34">
            <text:p>34</text:p>
          </table:table-cell>
          <table:table-cell table:style-name="ce14" office:value-type="float" office:value="70">
            <text:p>70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2621">
            <text:p>2621</text:p>
          </table:table-cell>
          <table:table-cell table:style-name="ce14" table:formula="of:=CONCATENATE(&quot;g2exp&quot;;[.B35])" office:value-type="string" office:string-value="g2exp70">
            <text:p>g2exp70</text:p>
          </table:table-cell>
          <table:table-cell table:style-name="ce14" table:formula="of:=[.J34]+1" office:value-type="float" office:value="2731">
            <text:p>2731</text:p>
          </table:table-cell>
          <table:table-cell table:style-name="ce14" table:formula="of:=[.J34]+195" office:value-type="float" office:value="2925">
            <text:p>2925</text:p>
          </table:table-cell>
          <table:table-cell table:style-name="ce11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14" table:formula="of:=[.A35]+1" office:value-type="float" office:value="35">
            <text:p>35</text:p>
          </table:table-cell>
          <table:table-cell table:style-name="ce14" office:value-type="float" office:value="71">
            <text:p>71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3024">
            <text:p>3024</text:p>
          </table:table-cell>
          <table:table-cell table:style-name="ce14" table:formula="of:=CONCATENATE(&quot;g2exp&quot;;[.B36])" office:value-type="string" office:string-value="g2exp71">
            <text:p>g2exp71</text:p>
          </table:table-cell>
          <table:table-cell table:style-name="ce14" table:formula="of:=[.J35]+1" office:value-type="float" office:value="2926">
            <text:p>2926</text:p>
          </table:table-cell>
          <table:table-cell table:style-name="ce14" table:formula="of:=[.J35]+195" office:value-type="float" office:value="3120">
            <text:p>3120</text:p>
          </table:table-cell>
          <table:table-cell table:style-name="ce11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14" table:formula="of:=[.A36]+1" office:value-type="float" office:value="36">
            <text:p>36</text:p>
          </table:table-cell>
          <table:table-cell table:style-name="ce14" office:value-type="float" office:value="77">
            <text:p>77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3324">
            <text:p>3324</text:p>
          </table:table-cell>
          <table:table-cell table:style-name="ce14" table:formula="of:=CONCATENATE(&quot;g2exp&quot;;[.B37])" office:value-type="string" office:string-value="g2exp77">
            <text:p>g2exp77</text:p>
          </table:table-cell>
          <table:table-cell table:style-name="ce14" table:formula="of:=[.J36]+1" office:value-type="float" office:value="3121">
            <text:p>3121</text:p>
          </table:table-cell>
          <table:table-cell table:style-name="ce14" table:formula="of:=[.J36]+195" office:value-type="float" office:value="3315">
            <text:p>3315</text:p>
          </table:table-cell>
          <table:table-cell table:style-name="ce11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14" table:formula="of:=[.A37]+1" office:value-type="float" office:value="37">
            <text:p>37</text:p>
          </table:table-cell>
          <table:table-cell table:style-name="ce14" office:value-type="float" office:value="78">
            <text:p>78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26800">
            <text:p>26800</text:p>
          </table:table-cell>
          <table:table-cell table:style-name="ce14" table:formula="of:=CONCATENATE(&quot;g2exp&quot;;[.B38])" office:value-type="string" office:string-value="g2exp78">
            <text:p>g2exp78</text:p>
          </table:table-cell>
          <table:table-cell table:style-name="ce14" table:formula="of:=[.J37]+1" office:value-type="float" office:value="3316">
            <text:p>3316</text:p>
          </table:table-cell>
          <table:table-cell table:style-name="ce14" table:formula="of:=[.J37]+195" office:value-type="float" office:value="3510">
            <text:p>3510</text:p>
          </table:table-cell>
          <table:table-cell table:style-name="ce11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14" table:formula="of:=[.A38]+1" office:value-type="float" office:value="38">
            <text:p>38</text:p>
          </table:table-cell>
          <table:table-cell table:style-name="ce14" office:value-type="float" office:value="79">
            <text:p>79</text:p>
          </table:table-cell>
          <table:table-cell table:style-name="ce14" office:value-type="float" office:value="2">
            <text:p>2</text:p>
          </table:table-cell>
          <table:table-cell table:style-name="ce11" office:value-type="string">
            <text:p>bnu_esm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x-philes</text:p>
          </table:table-cell>
          <table:table-cell table:style-name="ce14" office:value-type="float" office:value="27165">
            <text:p>27165</text:p>
          </table:table-cell>
          <table:table-cell table:style-name="ce14" table:formula="of:=CONCATENATE(&quot;g2exp&quot;;[.B39])" office:value-type="string" office:string-value="g2exp79">
            <text:p>g2exp79</text:p>
          </table:table-cell>
          <table:table-cell table:style-name="ce14" table:formula="of:=[.J38]+1" office:value-type="float" office:value="3511">
            <text:p>3511</text:p>
          </table:table-cell>
          <table:table-cell table:style-name="ce14" table:formula="of:=[.J38]+195" office:value-type="float" office:value="3705">
            <text:p>3705</text:p>
          </table:table-cell>
          <table:table-cell table:style-name="ce11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14" table:formula="of:=[.A39]+1" office:value-type="float" office:value="39">
            <text:p>39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4904">
            <text:p>4904</text:p>
          </table:table-cell>
          <table:table-cell table:style-name="ce14" table:formula="of:=CONCATENATE(&quot;g&quot;;[.C40];&quot;exp&quot;;[.B40])" office:value-type="string" office:string-value="g3exp33">
            <text:p>g3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1" table:formula="of:=CONCATENATE(&quot;./runstratus.sh &quot;;[.I40];&quot; &quot;;[.J40];&quot; &quot;;[.C40];&quot; &quot;;[.H40])" office:value-type="string" office:string-value="./runstratus.sh 1 195 3 g3exp33">
            <text:p>./runstratus.sh 1 195 3 g3exp33</text:p>
          </table:table-cell>
          <table:table-cell table:number-columns-repeated="1013"/>
        </table:table-row>
        <table:table-row table:style-name="ro1">
          <table:table-cell table:style-name="ce14" table:formula="of:=[.A40]+1" office:value-type="float" office:value="40">
            <text:p>40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004">
            <text:p>5004</text:p>
          </table:table-cell>
          <table:table-cell table:style-name="ce14" table:formula="of:=CONCATENATE(&quot;g&quot;;[.C41];&quot;exp&quot;;[.B41])" office:value-type="string" office:string-value="g3exp36">
            <text:p>g3exp36</text:p>
          </table:table-cell>
          <table:table-cell table:style-name="ce14" table:formula="of:=[.J40]+1" office:value-type="float" office:value="196">
            <text:p>196</text:p>
          </table:table-cell>
          <table:table-cell table:style-name="ce14" table:formula="of:=[.J40]+195" office:value-type="float" office:value="390">
            <text:p>390</text:p>
          </table:table-cell>
          <table:table-cell table:style-name="ce11" table:formula="of:=CONCATENATE(&quot;./runstratus.sh &quot;;[.I41];&quot; &quot;;[.J41];&quot; &quot;;[.C41];&quot; &quot;;[.H41])" office:value-type="string" office:string-value="./runstratus.sh 196 390 3 g3exp36">
            <text:p>./runstratus.sh 196 390 3 g3exp36</text:p>
          </table:table-cell>
          <table:table-cell table:number-columns-repeated="1013"/>
        </table:table-row>
        <table:table-row table:style-name="ro1">
          <table:table-cell table:style-name="ce14" table:formula="of:=[.A41]+1" office:value-type="float" office:value="41">
            <text:p>41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145">
            <text:p>5145</text:p>
          </table:table-cell>
          <table:table-cell table:style-name="ce14" table:formula="of:=CONCATENATE(&quot;g&quot;;[.C42];&quot;exp&quot;;[.B42])" office:value-type="string" office:string-value="g3exp37">
            <text:p>g3exp37</text:p>
          </table:table-cell>
          <table:table-cell table:style-name="ce14" table:formula="of:=[.J41]+1" office:value-type="float" office:value="391">
            <text:p>391</text:p>
          </table:table-cell>
          <table:table-cell table:style-name="ce14" table:formula="of:=[.J41]+195" office:value-type="float" office:value="585">
            <text:p>585</text:p>
          </table:table-cell>
          <table:table-cell table:style-name="ce11" table:formula="of:=CONCATENATE(&quot;./runstratus.sh &quot;;[.I42];&quot; &quot;;[.J42];&quot; &quot;;[.C42];&quot; &quot;;[.H42])" office:value-type="string" office:string-value="./runstratus.sh 391 585 3 g3exp37">
            <text:p>./runstratus.sh 391 585 3 g3exp37</text:p>
          </table:table-cell>
          <table:table-cell table:number-columns-repeated="1013"/>
        </table:table-row>
        <table:table-row table:style-name="ro1">
          <table:table-cell table:style-name="ce14" table:formula="of:=[.A42]+1" office:value-type="float" office:value="42">
            <text:p>42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216">
            <text:p>5216</text:p>
          </table:table-cell>
          <table:table-cell table:style-name="ce14" table:formula="of:=CONCATENATE(&quot;g&quot;;[.C43];&quot;exp&quot;;[.B43])" office:value-type="string" office:string-value="g3exp38">
            <text:p>g3exp38</text:p>
          </table:table-cell>
          <table:table-cell table:style-name="ce14" table:formula="of:=[.J42]+1" office:value-type="float" office:value="586">
            <text:p>586</text:p>
          </table:table-cell>
          <table:table-cell table:style-name="ce14" table:formula="of:=[.J42]+195" office:value-type="float" office:value="780">
            <text:p>780</text:p>
          </table:table-cell>
          <table:table-cell table:style-name="ce11" table:formula="of:=CONCATENATE(&quot;./runstratus.sh &quot;;[.I43];&quot; &quot;;[.J43];&quot; &quot;;[.C43];&quot; &quot;;[.H43])" office:value-type="string" office:string-value="./runstratus.sh 586 780 3 g3exp38">
            <text:p>./runstratus.sh 586 780 3 g3exp38</text:p>
          </table:table-cell>
          <table:table-cell table:number-columns-repeated="1013"/>
        </table:table-row>
        <table:table-row table:style-name="ro1">
          <table:table-cell table:style-name="ce14" table:formula="of:=[.A43]+1" office:value-type="float" office:value="43">
            <text:p>43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314">
            <text:p>5314</text:p>
          </table:table-cell>
          <table:table-cell table:style-name="ce14" table:formula="of:=CONCATENATE(&quot;g&quot;;[.C44];&quot;exp&quot;;[.B44])" office:value-type="string" office:string-value="g3exp41">
            <text:p>g3exp41</text:p>
          </table:table-cell>
          <table:table-cell table:style-name="ce14" table:formula="of:=[.J43]+1" office:value-type="float" office:value="781">
            <text:p>781</text:p>
          </table:table-cell>
          <table:table-cell table:style-name="ce14" table:formula="of:=[.J43]+195" office:value-type="float" office:value="975">
            <text:p>975</text:p>
          </table:table-cell>
          <table:table-cell table:style-name="ce11" table:formula="of:=CONCATENATE(&quot;./runstratus.sh &quot;;[.I44];&quot; &quot;;[.J44];&quot; &quot;;[.C44];&quot; &quot;;[.H44])" office:value-type="string" office:string-value="./runstratus.sh 781 975 3 g3exp41">
            <text:p>./runstratus.sh 781 975 3 g3exp41</text:p>
          </table:table-cell>
          <table:table-cell table:number-columns-repeated="1013"/>
        </table:table-row>
        <table:table-row table:style-name="ro1">
          <table:table-cell table:style-name="ce14" table:formula="of:=[.A44]+1" office:value-type="float" office:value="44">
            <text:p>44</text:p>
          </table:table-cell>
          <table:table-cell table:style-name="ce14" office:value-type="float" office:value="44">
            <text:p>44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401">
            <text:p>5401</text:p>
          </table:table-cell>
          <table:table-cell table:style-name="ce14" table:formula="of:=CONCATENATE(&quot;g&quot;;[.C45];&quot;exp&quot;;[.B45])" office:value-type="string" office:string-value="g3exp44">
            <text:p>g3exp44</text:p>
          </table:table-cell>
          <table:table-cell table:style-name="ce14" table:formula="of:=[.J44]+1" office:value-type="float" office:value="976">
            <text:p>976</text:p>
          </table:table-cell>
          <table:table-cell table:style-name="ce14" table:formula="of:=[.J44]+195" office:value-type="float" office:value="1170">
            <text:p>1170</text:p>
          </table:table-cell>
          <table:table-cell table:style-name="ce11" table:formula="of:=CONCATENATE(&quot;./runstratus.sh &quot;;[.I45];&quot; &quot;;[.J45];&quot; &quot;;[.C45];&quot; &quot;;[.H45])" office:value-type="string" office:string-value="./runstratus.sh 976 1170 3 g3exp44">
            <text:p>./runstratus.sh 976 1170 3 g3exp44</text:p>
          </table:table-cell>
          <table:table-cell table:number-columns-repeated="1013"/>
        </table:table-row>
        <table:table-row table:style-name="ro1">
          <table:table-cell table:style-name="ce14" table:formula="of:=[.A45]+1" office:value-type="float" office:value="45">
            <text:p>45</text:p>
          </table:table-cell>
          <table:table-cell table:style-name="ce14" office:value-type="float" office:value="46">
            <text:p>46</text:p>
          </table:table-cell>
          <table:table-cell table:style-name="ce14" office:value-type="float" office:value="3">
            <text:p>3</text:p>
          </table:table-cell>
          <table:table-cell table:style-name="ce11" office:value-type="string">
            <text:p>cccma_canesm2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stratus</text:p>
          </table:table-cell>
          <table:table-cell table:style-name="ce14" office:value-type="float" office:value="5800">
            <text:p>5800</text:p>
          </table:table-cell>
          <table:table-cell table:style-name="ce14" table:formula="of:=CONCATENATE(&quot;g&quot;;[.C46];&quot;exp&quot;;[.B46])" office:value-type="string" office:string-value="g3exp46">
            <text:p>g3exp46</text:p>
          </table:table-cell>
          <table:table-cell table:style-name="ce14" table:formula="of:=[.J45]+1" office:value-type="float" office:value="1171">
            <text:p>1171</text:p>
          </table:table-cell>
          <table:table-cell table:style-name="ce14" table:formula="of:=[.J45]+195" office:value-type="float" office:value="1365">
            <text:p>1365</text:p>
          </table:table-cell>
          <table:table-cell table:style-name="ce11" table:formula="of:=CONCATENATE(&quot;./runstratus.sh &quot;;[.I46];&quot; &quot;;[.J46];&quot; &quot;;[.C46];&quot; &quot;;[.H46])" office:value-type="string" office:string-value="./runstratus.sh 1171 1365 3 g3exp46">
            <text:p>./runstratus.sh 1171 1365 3 g3exp46</text:p>
          </table:table-cell>
          <table:table-cell table:number-columns-repeated="1013"/>
        </table:table-row>
        <table:table-row table:style-name="ro1">
          <table:table-cell table:style-name="ce15" table:formula="of:=[.A46]+1" office:value-type="float" office:value="46">
            <text:p>46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7];&quot;exp&quot;;[.B47])" office:value-type="string" office:string-value="g3exp50">
            <text:p>g3exp50</text:p>
          </table:table-cell>
          <table:table-cell table:style-name="ce15" table:formula="of:=[.J46]+1" office:value-type="float" office:value="1366">
            <text:p>1366</text:p>
          </table:table-cell>
          <table:table-cell table:style-name="ce15" table:formula="of:=[.J46]+195" office:value-type="float" office:value="1560">
            <text:p>1560</text:p>
          </table:table-cell>
          <table:table-cell table:style-name="ce16" table:formula="of:=CONCATENATE(&quot;./runstratus.sh &quot;;[.I47];&quot; &quot;;[.J47];&quot; &quot;;[.C47];&quot; &quot;;[.H47])" office:value-type="string" office:string-value="./runstratus.sh 1366 1560 3 g3exp50">
            <text:p>./runstratus.sh 1366 1560 3 g3exp50</text:p>
          </table:table-cell>
          <table:table-cell table:number-columns-repeated="1013"/>
        </table:table-row>
        <table:table-row table:style-name="ro1">
          <table:table-cell table:style-name="ce15" table:formula="of:=[.A47]+1" office:value-type="float" office:value="47">
            <text:p>47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8];&quot;exp&quot;;[.B48])" office:value-type="string" office:string-value="g3exp51">
            <text:p>g3exp51</text:p>
          </table:table-cell>
          <table:table-cell table:style-name="ce15" table:formula="of:=[.J47]+1" office:value-type="float" office:value="1561">
            <text:p>1561</text:p>
          </table:table-cell>
          <table:table-cell table:style-name="ce15" table:formula="of:=[.J47]+195" office:value-type="float" office:value="1755">
            <text:p>1755</text:p>
          </table:table-cell>
          <table:table-cell table:style-name="ce16" table:formula="of:=CONCATENATE(&quot;./runstratus.sh &quot;;[.I48];&quot; &quot;;[.J48];&quot; &quot;;[.C48];&quot; &quot;;[.H48])" office:value-type="string" office:string-value="./runstratus.sh 1561 1755 3 g3exp51">
            <text:p>./runstratus.sh 1561 1755 3 g3exp51</text:p>
          </table:table-cell>
          <table:table-cell table:number-columns-repeated="1013"/>
        </table:table-row>
        <table:table-row table:style-name="ro1">
          <table:table-cell table:style-name="ce15" table:formula="of:=[.A48]+1" office:value-type="float" office:value="48">
            <text:p>48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49];&quot;exp&quot;;[.B49])" office:value-type="string" office:string-value="g3exp53">
            <text:p>g3exp53</text:p>
          </table:table-cell>
          <table:table-cell table:style-name="ce15" table:formula="of:=[.J48]+1" office:value-type="float" office:value="1756">
            <text:p>1756</text:p>
          </table:table-cell>
          <table:table-cell table:style-name="ce15" table:formula="of:=[.J48]+195" office:value-type="float" office:value="1950">
            <text:p>1950</text:p>
          </table:table-cell>
          <table:table-cell table:style-name="ce16" table:formula="of:=CONCATENATE(&quot;./runstratus.sh &quot;;[.I49];&quot; &quot;;[.J49];&quot; &quot;;[.C49];&quot; &quot;;[.H49])" office:value-type="string" office:string-value="./runstratus.sh 1756 1950 3 g3exp53">
            <text:p>./runstratus.sh 1756 1950 3 g3exp53</text:p>
          </table:table-cell>
          <table:table-cell table:number-columns-repeated="1013"/>
        </table:table-row>
        <table:table-row table:style-name="ro1">
          <table:table-cell table:style-name="ce15" table:formula="of:=[.A49]+1" office:value-type="float" office:value="49">
            <text:p>49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0];&quot;exp&quot;;[.B50])" office:value-type="string" office:string-value="g3exp55">
            <text:p>g3exp55</text:p>
          </table:table-cell>
          <table:table-cell table:style-name="ce15" table:formula="of:=[.J49]+1" office:value-type="float" office:value="1951">
            <text:p>1951</text:p>
          </table:table-cell>
          <table:table-cell table:style-name="ce15" table:formula="of:=[.J49]+195" office:value-type="float" office:value="2145">
            <text:p>2145</text:p>
          </table:table-cell>
          <table:table-cell table:style-name="ce16" table:formula="of:=CONCATENATE(&quot;./runstratus.sh &quot;;[.I50];&quot; &quot;;[.J50];&quot; &quot;;[.C50];&quot; &quot;;[.H50])" office:value-type="string" office:string-value="./runstratus.sh 1951 2145 3 g3exp55">
            <text:p>./runstratus.sh 1951 2145 3 g3exp55</text:p>
          </table:table-cell>
          <table:table-cell table:number-columns-repeated="1013"/>
        </table:table-row>
        <table:table-row table:style-name="ro1">
          <table:table-cell table:style-name="ce15" table:formula="of:=[.A50]+1" office:value-type="float" office:value="50">
            <text:p>50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1];&quot;exp&quot;;[.B51])" office:value-type="string" office:string-value="g3exp59">
            <text:p>g3exp59</text:p>
          </table:table-cell>
          <table:table-cell table:style-name="ce15" table:formula="of:=[.J50]+1" office:value-type="float" office:value="2146">
            <text:p>2146</text:p>
          </table:table-cell>
          <table:table-cell table:style-name="ce15" table:formula="of:=[.J50]+195" office:value-type="float" office:value="2340">
            <text:p>2340</text:p>
          </table:table-cell>
          <table:table-cell table:style-name="ce16" table:formula="of:=CONCATENATE(&quot;./runstratus.sh &quot;;[.I51];&quot; &quot;;[.J51];&quot; &quot;;[.C51];&quot; &quot;;[.H51])" office:value-type="string" office:string-value="./runstratus.sh 2146 2340 3 g3exp59">
            <text:p>./runstratus.sh 2146 2340 3 g3exp59</text:p>
          </table:table-cell>
          <table:table-cell table:number-columns-repeated="1013"/>
        </table:table-row>
        <table:table-row table:style-name="ro1">
          <table:table-cell table:style-name="ce15" table:formula="of:=[.A51]+1" office:value-type="float" office:value="51">
            <text:p>51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2];&quot;exp&quot;;[.B52])" office:value-type="string" office:string-value="g3exp63">
            <text:p>g3exp63</text:p>
          </table:table-cell>
          <table:table-cell table:style-name="ce15" table:formula="of:=[.J51]+1" office:value-type="float" office:value="2341">
            <text:p>2341</text:p>
          </table:table-cell>
          <table:table-cell table:style-name="ce15" table:formula="of:=[.J51]+195" office:value-type="float" office:value="2535">
            <text:p>2535</text:p>
          </table:table-cell>
          <table:table-cell table:style-name="ce16" table:formula="of:=CONCATENATE(&quot;./runstratus.sh &quot;;[.I52];&quot; &quot;;[.J52];&quot; &quot;;[.C52];&quot; &quot;;[.H52])" office:value-type="string" office:string-value="./runstratus.sh 2341 2535 3 g3exp63">
            <text:p>./runstratus.sh 2341 2535 3 g3exp63</text:p>
          </table:table-cell>
          <table:table-cell table:number-columns-repeated="1013"/>
        </table:table-row>
        <table:table-row table:style-name="ro1">
          <table:table-cell table:style-name="ce15" table:formula="of:=[.A52]+1" office:value-type="float" office:value="52">
            <text:p>52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3];&quot;exp&quot;;[.B53])" office:value-type="string" office:string-value="g3exp69">
            <text:p>g3exp69</text:p>
          </table:table-cell>
          <table:table-cell table:style-name="ce15" table:formula="of:=[.J52]+1" office:value-type="float" office:value="2536">
            <text:p>2536</text:p>
          </table:table-cell>
          <table:table-cell table:style-name="ce15" table:formula="of:=[.J52]+195" office:value-type="float" office:value="2730">
            <text:p>2730</text:p>
          </table:table-cell>
          <table:table-cell table:style-name="ce16" table:formula="of:=CONCATENATE(&quot;./runstratus.sh &quot;;[.I53];&quot; &quot;;[.J53];&quot; &quot;;[.C53];&quot; &quot;;[.H53])" office:value-type="string" office:string-value="./runstratus.sh 2536 2730 3 g3exp69">
            <text:p>./runstratus.sh 2536 2730 3 g3exp69</text:p>
          </table:table-cell>
          <table:table-cell table:number-columns-repeated="1013"/>
        </table:table-row>
        <table:table-row table:style-name="ro1">
          <table:table-cell table:style-name="ce15" table:formula="of:=[.A53]+1" office:value-type="float" office:value="53">
            <text:p>53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4];&quot;exp&quot;;[.B54])" office:value-type="string" office:string-value="g3exp70">
            <text:p>g3exp70</text:p>
          </table:table-cell>
          <table:table-cell table:style-name="ce15" table:formula="of:=[.J53]+1" office:value-type="float" office:value="2731">
            <text:p>2731</text:p>
          </table:table-cell>
          <table:table-cell table:style-name="ce15" table:formula="of:=[.J53]+195" office:value-type="float" office:value="2925">
            <text:p>2925</text:p>
          </table:table-cell>
          <table:table-cell table:style-name="ce16" table:formula="of:=CONCATENATE(&quot;./runstratus.sh &quot;;[.I54];&quot; &quot;;[.J54];&quot; &quot;;[.C54];&quot; &quot;;[.H54])" office:value-type="string" office:string-value="./runstratus.sh 2731 2925 3 g3exp70">
            <text:p>./runstratus.sh 2731 2925 3 g3exp70</text:p>
          </table:table-cell>
          <table:table-cell table:number-columns-repeated="1013"/>
        </table:table-row>
        <table:table-row table:style-name="ro1">
          <table:table-cell table:style-name="ce15" table:formula="of:=[.A54]+1" office:value-type="float" office:value="54">
            <text:p>54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5];&quot;exp&quot;;[.B55])" office:value-type="string" office:string-value="g3exp71">
            <text:p>g3exp71</text:p>
          </table:table-cell>
          <table:table-cell table:style-name="ce15" table:formula="of:=[.J54]+1" office:value-type="float" office:value="2926">
            <text:p>2926</text:p>
          </table:table-cell>
          <table:table-cell table:style-name="ce15" table:formula="of:=[.J54]+195" office:value-type="float" office:value="3120">
            <text:p>3120</text:p>
          </table:table-cell>
          <table:table-cell table:style-name="ce16" table:formula="of:=CONCATENATE(&quot;./runstratus.sh &quot;;[.I55];&quot; &quot;;[.J55];&quot; &quot;;[.C55];&quot; &quot;;[.H55])" office:value-type="string" office:string-value="./runstratus.sh 2926 3120 3 g3exp71">
            <text:p>./runstratus.sh 2926 3120 3 g3exp71</text:p>
          </table:table-cell>
          <table:table-cell table:number-columns-repeated="1013"/>
        </table:table-row>
        <table:table-row table:style-name="ro1">
          <table:table-cell table:style-name="ce15" table:formula="of:=[.A55]+1" office:value-type="float" office:value="55">
            <text:p>55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6];&quot;exp&quot;;[.B56])" office:value-type="string" office:string-value="g3exp77">
            <text:p>g3exp77</text:p>
          </table:table-cell>
          <table:table-cell table:style-name="ce15" table:formula="of:=[.J55]+1" office:value-type="float" office:value="3121">
            <text:p>3121</text:p>
          </table:table-cell>
          <table:table-cell table:style-name="ce15" table:formula="of:=[.J55]+195" office:value-type="float" office:value="3315">
            <text:p>3315</text:p>
          </table:table-cell>
          <table:table-cell table:style-name="ce16" table:formula="of:=CONCATENATE(&quot;./runstratus.sh &quot;;[.I56];&quot; &quot;;[.J56];&quot; &quot;;[.C56];&quot; &quot;;[.H56])" office:value-type="string" office:string-value="./runstratus.sh 3121 3315 3 g3exp77">
            <text:p>./runstratus.sh 3121 3315 3 g3exp77</text:p>
          </table:table-cell>
          <table:table-cell table:number-columns-repeated="1013"/>
        </table:table-row>
        <table:table-row table:style-name="ro1">
          <table:table-cell table:style-name="ce15" table:formula="of:=[.A56]+1" office:value-type="float" office:value="56">
            <text:p>56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7];&quot;exp&quot;;[.B57])" office:value-type="string" office:string-value="g3exp78">
            <text:p>g3exp78</text:p>
          </table:table-cell>
          <table:table-cell table:style-name="ce15" table:formula="of:=[.J56]+1" office:value-type="float" office:value="3316">
            <text:p>3316</text:p>
          </table:table-cell>
          <table:table-cell table:style-name="ce15" table:formula="of:=[.J56]+195" office:value-type="float" office:value="3510">
            <text:p>3510</text:p>
          </table:table-cell>
          <table:table-cell table:style-name="ce16" table:formula="of:=CONCATENATE(&quot;./runstratus.sh &quot;;[.I57];&quot; &quot;;[.J57];&quot; &quot;;[.C57];&quot; &quot;;[.H57])" office:value-type="string" office:string-value="./runstratus.sh 3316 3510 3 g3exp78">
            <text:p>./runstratus.sh 3316 3510 3 g3exp78</text:p>
          </table:table-cell>
          <table:table-cell table:number-columns-repeated="1013"/>
        </table:table-row>
        <table:table-row table:style-name="ro1">
          <table:table-cell table:style-name="ce15" table:formula="of:=[.A57]+1" office:value-type="float" office:value="57">
            <text:p>57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3">
            <text:p>3</text:p>
          </table:table-cell>
          <table:table-cell table:style-name="ce16" office:value-type="string">
            <text:p>cccma_canesm2_ENS_r1i1p1</text:p>
          </table:table-cell>
          <table:table-cell table:style-name="ce15" table:number-columns-repeated="3"/>
          <table:table-cell table:style-name="ce15" table:formula="of:=CONCATENATE(&quot;g&quot;;[.C58];&quot;exp&quot;;[.B58])" office:value-type="string" office:string-value="g3exp79">
            <text:p>g3exp79</text:p>
          </table:table-cell>
          <table:table-cell table:style-name="ce15" table:formula="of:=[.J57]+1" office:value-type="float" office:value="3511">
            <text:p>3511</text:p>
          </table:table-cell>
          <table:table-cell table:style-name="ce15" table:formula="of:=[.J57]+195" office:value-type="float" office:value="3705">
            <text:p>3705</text:p>
          </table:table-cell>
          <table:table-cell table:style-name="ce16" table:formula="of:=CONCATENATE(&quot;./runstratus.sh &quot;;[.I58];&quot; &quot;;[.J58];&quot; &quot;;[.C58];&quot; &quot;;[.H58])" office:value-type="string" office:string-value="./runstratus.sh 3511 3705 3 g3exp79">
            <text:p>./runstratus.sh 3511 3705 3 g3exp79</text:p>
          </table:table-cell>
          <table:table-cell table:number-columns-repeated="1013"/>
        </table:table-row>
        <table:table-row table:style-name="ro2">
          <table:table-cell table:style-name="ce14" table:formula="of:=[.A58]+1" office:value-type="float" office:value="58">
            <text:p>58</text:p>
          </table:table-cell>
          <table:table-cell table:style-name="ce14" office:value-type="float" office:value="33">
            <text:p>33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1621">
            <text:p>11621</text:p>
          </table:table-cell>
          <table:table-cell table:style-name="ce14" table:formula="of:=CONCATENATE(&quot;g&quot;;[.C59];&quot;exp&quot;;[.B59])" office:value-type="string" office:string-value="g8exp33">
            <text:p>g8exp3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195">
            <text:p>195</text:p>
          </table:table-cell>
          <table:table-cell table:style-name="ce12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2">
          <table:table-cell table:style-name="ce14" table:formula="of:=[.A59]+1" office:value-type="float" office:value="59">
            <text:p>59</text:p>
          </table:table-cell>
          <table:table-cell table:style-name="ce14" office:value-type="float" office:value="36">
            <text:p>36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1829">
            <text:p>11829</text:p>
          </table:table-cell>
          <table:table-cell table:style-name="ce14" table:formula="of:=CONCATENATE(&quot;g&quot;;[.C60];&quot;exp&quot;;[.B60])" office:value-type="string" office:string-value="g8exp36">
            <text:p>g8exp36</text:p>
          </table:table-cell>
          <table:table-cell table:style-name="ce14" table:formula="of:=[.J59]+1" office:value-type="float" office:value="196">
            <text:p>196</text:p>
          </table:table-cell>
          <table:table-cell table:style-name="ce14" table:formula="of:=[.J59]+195" office:value-type="float" office:value="390">
            <text:p>390</text:p>
          </table:table-cell>
          <table:table-cell table:style-name="ce12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2">
          <table:table-cell table:style-name="ce14" table:formula="of:=[.A60]+1" office:value-type="float" office:value="60">
            <text:p>60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3617">
            <text:p>13617</text:p>
          </table:table-cell>
          <table:table-cell table:style-name="ce14" table:formula="of:=CONCATENATE(&quot;g&quot;;[.C61];&quot;exp&quot;;[.B61])" office:value-type="string" office:string-value="g8exp37">
            <text:p>g8exp37</text:p>
          </table:table-cell>
          <table:table-cell table:style-name="ce14" table:formula="of:=[.J60]+1" office:value-type="float" office:value="391">
            <text:p>391</text:p>
          </table:table-cell>
          <table:table-cell table:style-name="ce14" table:formula="of:=[.J60]+195" office:value-type="float" office:value="585">
            <text:p>585</text:p>
          </table:table-cell>
          <table:table-cell table:style-name="ce12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2">
          <table:table-cell table:style-name="ce14" table:formula="of:=[.A61]+1" office:value-type="float" office:value="61">
            <text:p>61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4147">
            <text:p>14147</text:p>
          </table:table-cell>
          <table:table-cell table:style-name="ce14" table:formula="of:=CONCATENATE(&quot;g&quot;;[.C62];&quot;exp&quot;;[.B62])" office:value-type="string" office:string-value="g8exp38">
            <text:p>g8exp38</text:p>
          </table:table-cell>
          <table:table-cell table:style-name="ce14" table:formula="of:=[.J61]+1" office:value-type="float" office:value="586">
            <text:p>586</text:p>
          </table:table-cell>
          <table:table-cell table:style-name="ce14" table:formula="of:=[.J61]+195" office:value-type="float" office:value="780">
            <text:p>780</text:p>
          </table:table-cell>
          <table:table-cell table:style-name="ce12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2">
          <table:table-cell table:style-name="ce14" table:formula="of:=[.A62]+1" office:value-type="float" office:value="62">
            <text:p>62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8">
            <text:p>8</text:p>
          </table:table-cell>
          <table:table-cell table:style-name="ce12" office:value-type="string">
            <text:p>cnrm_cerfacs_cnrm_cm5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foe-linux-03</text:p>
          </table:table-cell>
          <table:table-cell table:style-name="ce14" office:value-type="float" office:value="14813">
            <text:p>14813</text:p>
          </table:table-cell>
          <table:table-cell table:style-name="ce14" table:formula="of:=CONCATENATE(&quot;g&quot;;[.C63];&quot;exp&quot;;[.B63])" office:value-type="string" office:string-value="g8exp41">
            <text:p>g8exp41</text:p>
          </table:table-cell>
          <table:table-cell table:style-name="ce14" table:formula="of:=[.J62]+1" office:value-type="float" office:value="781">
            <text:p>781</text:p>
          </table:table-cell>
          <table:table-cell table:style-name="ce14" table:formula="of:=[.J62]+195" office:value-type="float" office:value="975">
            <text:p>975</text:p>
          </table:table-cell>
          <table:table-cell table:style-name="ce12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15" table:formula="of:=[.A63]+1" office:value-type="float" office:value="63">
            <text:p>63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4];&quot;exp&quot;;[.B64])" office:value-type="string" office:string-value="g8exp44">
            <text:p>g8exp44</text:p>
          </table:table-cell>
          <table:table-cell table:style-name="ce15" table:formula="of:=[.J63]+1" office:value-type="float" office:value="976">
            <text:p>976</text:p>
          </table:table-cell>
          <table:table-cell table:style-name="ce15" table:formula="of:=[.J63]+195" office:value-type="float" office:value="1170">
            <text:p>1170</text:p>
          </table:table-cell>
          <table:table-cell table:style-name="ce17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15" table:formula="of:=[.A64]+1" office:value-type="float" office:value="64">
            <text:p>64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5];&quot;exp&quot;;[.B65])" office:value-type="string" office:string-value="g8exp46">
            <text:p>g8exp46</text:p>
          </table:table-cell>
          <table:table-cell table:style-name="ce15" table:formula="of:=[.J64]+1" office:value-type="float" office:value="1171">
            <text:p>1171</text:p>
          </table:table-cell>
          <table:table-cell table:style-name="ce15" table:formula="of:=[.J64]+195" office:value-type="float" office:value="1365">
            <text:p>1365</text:p>
          </table:table-cell>
          <table:table-cell table:style-name="ce17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15" table:formula="of:=[.A65]+1" office:value-type="float" office:value="65">
            <text:p>65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6];&quot;exp&quot;;[.B66])" office:value-type="string" office:string-value="g8exp50">
            <text:p>g8exp50</text:p>
          </table:table-cell>
          <table:table-cell table:style-name="ce15" table:formula="of:=[.J65]+1" office:value-type="float" office:value="1366">
            <text:p>1366</text:p>
          </table:table-cell>
          <table:table-cell table:style-name="ce15" table:formula="of:=[.J65]+195" office:value-type="float" office:value="1560">
            <text:p>1560</text:p>
          </table:table-cell>
          <table:table-cell table:style-name="ce17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15" table:formula="of:=[.A66]+1" office:value-type="float" office:value="66">
            <text:p>66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7];&quot;exp&quot;;[.B67])" office:value-type="string" office:string-value="g8exp51">
            <text:p>g8exp51</text:p>
          </table:table-cell>
          <table:table-cell table:style-name="ce15" table:formula="of:=[.J66]+1" office:value-type="float" office:value="1561">
            <text:p>1561</text:p>
          </table:table-cell>
          <table:table-cell table:style-name="ce15" table:formula="of:=[.J66]+195" office:value-type="float" office:value="1755">
            <text:p>1755</text:p>
          </table:table-cell>
          <table:table-cell table:style-name="ce17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15" table:formula="of:=[.A67]+1" office:value-type="float" office:value="67">
            <text:p>67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8];&quot;exp&quot;;[.B68])" office:value-type="string" office:string-value="g8exp53">
            <text:p>g8exp53</text:p>
          </table:table-cell>
          <table:table-cell table:style-name="ce15" table:formula="of:=[.J67]+1" office:value-type="float" office:value="1756">
            <text:p>1756</text:p>
          </table:table-cell>
          <table:table-cell table:style-name="ce15" table:formula="of:=[.J67]+195" office:value-type="float" office:value="1950">
            <text:p>1950</text:p>
          </table:table-cell>
          <table:table-cell table:style-name="ce17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15" table:formula="of:=[.A68]+1" office:value-type="float" office:value="68">
            <text:p>68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69];&quot;exp&quot;;[.B69])" office:value-type="string" office:string-value="g8exp55">
            <text:p>g8exp55</text:p>
          </table:table-cell>
          <table:table-cell table:style-name="ce15" table:formula="of:=[.J68]+1" office:value-type="float" office:value="1951">
            <text:p>1951</text:p>
          </table:table-cell>
          <table:table-cell table:style-name="ce15" table:formula="of:=[.J68]+195" office:value-type="float" office:value="2145">
            <text:p>2145</text:p>
          </table:table-cell>
          <table:table-cell table:style-name="ce17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15" table:formula="of:=[.A69]+1" office:value-type="float" office:value="69">
            <text:p>69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0];&quot;exp&quot;;[.B70])" office:value-type="string" office:string-value="g8exp59">
            <text:p>g8exp59</text:p>
          </table:table-cell>
          <table:table-cell table:style-name="ce15" table:formula="of:=[.J69]+1" office:value-type="float" office:value="2146">
            <text:p>2146</text:p>
          </table:table-cell>
          <table:table-cell table:style-name="ce15" table:formula="of:=[.J69]+195" office:value-type="float" office:value="2340">
            <text:p>2340</text:p>
          </table:table-cell>
          <table:table-cell table:style-name="ce17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15" table:formula="of:=[.A70]+1" office:value-type="float" office:value="70">
            <text:p>70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1];&quot;exp&quot;;[.B71])" office:value-type="string" office:string-value="g8exp63">
            <text:p>g8exp63</text:p>
          </table:table-cell>
          <table:table-cell table:style-name="ce15" table:formula="of:=[.J70]+1" office:value-type="float" office:value="2341">
            <text:p>2341</text:p>
          </table:table-cell>
          <table:table-cell table:style-name="ce15" table:formula="of:=[.J70]+195" office:value-type="float" office:value="2535">
            <text:p>2535</text:p>
          </table:table-cell>
          <table:table-cell table:style-name="ce17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15" table:formula="of:=[.A71]+1" office:value-type="float" office:value="71">
            <text:p>71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2];&quot;exp&quot;;[.B72])" office:value-type="string" office:string-value="g8exp69">
            <text:p>g8exp69</text:p>
          </table:table-cell>
          <table:table-cell table:style-name="ce15" table:formula="of:=[.J71]+1" office:value-type="float" office:value="2536">
            <text:p>2536</text:p>
          </table:table-cell>
          <table:table-cell table:style-name="ce15" table:formula="of:=[.J71]+195" office:value-type="float" office:value="2730">
            <text:p>2730</text:p>
          </table:table-cell>
          <table:table-cell table:style-name="ce17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15" table:formula="of:=[.A72]+1" office:value-type="float" office:value="72">
            <text:p>72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3];&quot;exp&quot;;[.B73])" office:value-type="string" office:string-value="g8exp70">
            <text:p>g8exp70</text:p>
          </table:table-cell>
          <table:table-cell table:style-name="ce15" table:formula="of:=[.J72]+1" office:value-type="float" office:value="2731">
            <text:p>2731</text:p>
          </table:table-cell>
          <table:table-cell table:style-name="ce15" table:formula="of:=[.J72]+195" office:value-type="float" office:value="2925">
            <text:p>2925</text:p>
          </table:table-cell>
          <table:table-cell table:style-name="ce17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15" table:formula="of:=[.A73]+1" office:value-type="float" office:value="73">
            <text:p>73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4];&quot;exp&quot;;[.B74])" office:value-type="string" office:string-value="g8exp71">
            <text:p>g8exp71</text:p>
          </table:table-cell>
          <table:table-cell table:style-name="ce15" table:formula="of:=[.J73]+1" office:value-type="float" office:value="2926">
            <text:p>2926</text:p>
          </table:table-cell>
          <table:table-cell table:style-name="ce15" table:formula="of:=[.J73]+195" office:value-type="float" office:value="3120">
            <text:p>3120</text:p>
          </table:table-cell>
          <table:table-cell table:style-name="ce17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15" table:formula="of:=[.A74]+1" office:value-type="float" office:value="74">
            <text:p>74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5];&quot;exp&quot;;[.B75])" office:value-type="string" office:string-value="g8exp77">
            <text:p>g8exp77</text:p>
          </table:table-cell>
          <table:table-cell table:style-name="ce15" table:formula="of:=[.J74]+1" office:value-type="float" office:value="3121">
            <text:p>3121</text:p>
          </table:table-cell>
          <table:table-cell table:style-name="ce15" table:formula="of:=[.J74]+195" office:value-type="float" office:value="3315">
            <text:p>3315</text:p>
          </table:table-cell>
          <table:table-cell table:style-name="ce17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15" table:formula="of:=[.A75]+1" office:value-type="float" office:value="75">
            <text:p>75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6];&quot;exp&quot;;[.B76])" office:value-type="string" office:string-value="g8exp78">
            <text:p>g8exp78</text:p>
          </table:table-cell>
          <table:table-cell table:style-name="ce15" table:formula="of:=[.J75]+1" office:value-type="float" office:value="3316">
            <text:p>3316</text:p>
          </table:table-cell>
          <table:table-cell table:style-name="ce15" table:formula="of:=[.J75]+195" office:value-type="float" office:value="3510">
            <text:p>3510</text:p>
          </table:table-cell>
          <table:table-cell table:style-name="ce17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15" table:formula="of:=[.A76]+1" office:value-type="float" office:value="76">
            <text:p>76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8">
            <text:p>8</text:p>
          </table:table-cell>
          <table:table-cell table:style-name="ce17" office:value-type="string">
            <text:p>cnrm_cerfacs_cnrm_cm5_ENS_r1i1p1</text:p>
          </table:table-cell>
          <table:table-cell table:style-name="ce15" table:number-columns-repeated="3"/>
          <table:table-cell table:style-name="ce15" table:formula="of:=CONCATENATE(&quot;g&quot;;[.C77];&quot;exp&quot;;[.B77])" office:value-type="string" office:string-value="g8exp79">
            <text:p>g8exp79</text:p>
          </table:table-cell>
          <table:table-cell table:style-name="ce15" table:formula="of:=[.J76]+1" office:value-type="float" office:value="3511">
            <text:p>3511</text:p>
          </table:table-cell>
          <table:table-cell table:style-name="ce15" table:formula="of:=[.J76]+195" office:value-type="float" office:value="3705">
            <text:p>3705</text:p>
          </table:table-cell>
          <table:table-cell table:style-name="ce17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15" table:formula="of:=[.A77]+1" office:value-type="float" office:value="77">
            <text:p>77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78];&quot;exp&quot;;[.B78])" office:value-type="string" office:string-value="g11exp33">
            <text:p>g11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15" table:formula="of:=[.A78]+1" office:value-type="float" office:value="78">
            <text:p>78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79];&quot;exp&quot;;[.B79])" office:value-type="string" office:string-value="g11exp36">
            <text:p>g11exp36</text:p>
          </table:table-cell>
          <table:table-cell table:style-name="ce15" table:formula="of:=[.J78]+1" office:value-type="float" office:value="196">
            <text:p>196</text:p>
          </table:table-cell>
          <table:table-cell table:style-name="ce15" table:formula="of:=[.J78]+195" office:value-type="float" office:value="390">
            <text:p>390</text:p>
          </table:table-cell>
          <table:table-cell table:style-name="ce17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15" table:formula="of:=[.A79]+1" office:value-type="float" office:value="79">
            <text:p>79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0];&quot;exp&quot;;[.B80])" office:value-type="string" office:string-value="g11exp37">
            <text:p>g11exp37</text:p>
          </table:table-cell>
          <table:table-cell table:style-name="ce15" table:formula="of:=[.J79]+1" office:value-type="float" office:value="391">
            <text:p>391</text:p>
          </table:table-cell>
          <table:table-cell table:style-name="ce15" table:formula="of:=[.J79]+195" office:value-type="float" office:value="585">
            <text:p>585</text:p>
          </table:table-cell>
          <table:table-cell table:style-name="ce17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15" table:formula="of:=[.A80]+1" office:value-type="float" office:value="80">
            <text:p>80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1];&quot;exp&quot;;[.B81])" office:value-type="string" office:string-value="g11exp38">
            <text:p>g11exp38</text:p>
          </table:table-cell>
          <table:table-cell table:style-name="ce15" table:formula="of:=[.J80]+1" office:value-type="float" office:value="586">
            <text:p>586</text:p>
          </table:table-cell>
          <table:table-cell table:style-name="ce15" table:formula="of:=[.J80]+195" office:value-type="float" office:value="780">
            <text:p>780</text:p>
          </table:table-cell>
          <table:table-cell table:style-name="ce17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15" table:formula="of:=[.A81]+1" office:value-type="float" office:value="81">
            <text:p>81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2];&quot;exp&quot;;[.B82])" office:value-type="string" office:string-value="g11exp41">
            <text:p>g11exp41</text:p>
          </table:table-cell>
          <table:table-cell table:style-name="ce15" table:formula="of:=[.J81]+1" office:value-type="float" office:value="781">
            <text:p>781</text:p>
          </table:table-cell>
          <table:table-cell table:style-name="ce15" table:formula="of:=[.J81]+195" office:value-type="float" office:value="975">
            <text:p>975</text:p>
          </table:table-cell>
          <table:table-cell table:style-name="ce17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15" table:formula="of:=[.A82]+1" office:value-type="float" office:value="82">
            <text:p>82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3];&quot;exp&quot;;[.B83])" office:value-type="string" office:string-value="g11exp44">
            <text:p>g11exp44</text:p>
          </table:table-cell>
          <table:table-cell table:style-name="ce15" table:formula="of:=[.J82]+1" office:value-type="float" office:value="976">
            <text:p>976</text:p>
          </table:table-cell>
          <table:table-cell table:style-name="ce15" table:formula="of:=[.J82]+195" office:value-type="float" office:value="1170">
            <text:p>1170</text:p>
          </table:table-cell>
          <table:table-cell table:style-name="ce17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15" table:formula="of:=[.A83]+1" office:value-type="float" office:value="83">
            <text:p>83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4];&quot;exp&quot;;[.B84])" office:value-type="string" office:string-value="g11exp46">
            <text:p>g11exp46</text:p>
          </table:table-cell>
          <table:table-cell table:style-name="ce15" table:formula="of:=[.J83]+1" office:value-type="float" office:value="1171">
            <text:p>1171</text:p>
          </table:table-cell>
          <table:table-cell table:style-name="ce15" table:formula="of:=[.J83]+195" office:value-type="float" office:value="1365">
            <text:p>1365</text:p>
          </table:table-cell>
          <table:table-cell table:style-name="ce17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15" table:formula="of:=[.A84]+1" office:value-type="float" office:value="84">
            <text:p>84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5];&quot;exp&quot;;[.B85])" office:value-type="string" office:string-value="g11exp50">
            <text:p>g11exp50</text:p>
          </table:table-cell>
          <table:table-cell table:style-name="ce15" table:formula="of:=[.J84]+1" office:value-type="float" office:value="1366">
            <text:p>1366</text:p>
          </table:table-cell>
          <table:table-cell table:style-name="ce15" table:formula="of:=[.J84]+195" office:value-type="float" office:value="1560">
            <text:p>1560</text:p>
          </table:table-cell>
          <table:table-cell table:style-name="ce17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15" table:formula="of:=[.A85]+1" office:value-type="float" office:value="85">
            <text:p>85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6];&quot;exp&quot;;[.B86])" office:value-type="string" office:string-value="g11exp51">
            <text:p>g11exp51</text:p>
          </table:table-cell>
          <table:table-cell table:style-name="ce15" table:formula="of:=[.J85]+1" office:value-type="float" office:value="1561">
            <text:p>1561</text:p>
          </table:table-cell>
          <table:table-cell table:style-name="ce15" table:formula="of:=[.J85]+195" office:value-type="float" office:value="1755">
            <text:p>1755</text:p>
          </table:table-cell>
          <table:table-cell table:style-name="ce17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15" table:formula="of:=[.A86]+1" office:value-type="float" office:value="86">
            <text:p>86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7];&quot;exp&quot;;[.B87])" office:value-type="string" office:string-value="g11exp53">
            <text:p>g11exp53</text:p>
          </table:table-cell>
          <table:table-cell table:style-name="ce15" table:formula="of:=[.J86]+1" office:value-type="float" office:value="1756">
            <text:p>1756</text:p>
          </table:table-cell>
          <table:table-cell table:style-name="ce15" table:formula="of:=[.J86]+195" office:value-type="float" office:value="1950">
            <text:p>1950</text:p>
          </table:table-cell>
          <table:table-cell table:style-name="ce17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15" table:formula="of:=[.A87]+1" office:value-type="float" office:value="87">
            <text:p>87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8];&quot;exp&quot;;[.B88])" office:value-type="string" office:string-value="g11exp55">
            <text:p>g11exp55</text:p>
          </table:table-cell>
          <table:table-cell table:style-name="ce15" table:formula="of:=[.J87]+1" office:value-type="float" office:value="1951">
            <text:p>1951</text:p>
          </table:table-cell>
          <table:table-cell table:style-name="ce15" table:formula="of:=[.J87]+195" office:value-type="float" office:value="2145">
            <text:p>2145</text:p>
          </table:table-cell>
          <table:table-cell table:style-name="ce17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15" table:formula="of:=[.A88]+1" office:value-type="float" office:value="88">
            <text:p>88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89];&quot;exp&quot;;[.B89])" office:value-type="string" office:string-value="g11exp59">
            <text:p>g11exp59</text:p>
          </table:table-cell>
          <table:table-cell table:style-name="ce15" table:formula="of:=[.J88]+1" office:value-type="float" office:value="2146">
            <text:p>2146</text:p>
          </table:table-cell>
          <table:table-cell table:style-name="ce15" table:formula="of:=[.J88]+195" office:value-type="float" office:value="2340">
            <text:p>2340</text:p>
          </table:table-cell>
          <table:table-cell table:style-name="ce17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15" table:formula="of:=[.A89]+1" office:value-type="float" office:value="89">
            <text:p>89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0];&quot;exp&quot;;[.B90])" office:value-type="string" office:string-value="g11exp63">
            <text:p>g11exp63</text:p>
          </table:table-cell>
          <table:table-cell table:style-name="ce15" table:formula="of:=[.J89]+1" office:value-type="float" office:value="2341">
            <text:p>2341</text:p>
          </table:table-cell>
          <table:table-cell table:style-name="ce15" table:formula="of:=[.J89]+195" office:value-type="float" office:value="2535">
            <text:p>2535</text:p>
          </table:table-cell>
          <table:table-cell table:style-name="ce17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15" table:formula="of:=[.A90]+1" office:value-type="float" office:value="90">
            <text:p>90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1];&quot;exp&quot;;[.B91])" office:value-type="string" office:string-value="g11exp69">
            <text:p>g11exp69</text:p>
          </table:table-cell>
          <table:table-cell table:style-name="ce15" table:formula="of:=[.J90]+1" office:value-type="float" office:value="2536">
            <text:p>2536</text:p>
          </table:table-cell>
          <table:table-cell table:style-name="ce15" table:formula="of:=[.J90]+195" office:value-type="float" office:value="2730">
            <text:p>2730</text:p>
          </table:table-cell>
          <table:table-cell table:style-name="ce17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15" table:formula="of:=[.A91]+1" office:value-type="float" office:value="91">
            <text:p>91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2];&quot;exp&quot;;[.B92])" office:value-type="string" office:string-value="g11exp70">
            <text:p>g11exp70</text:p>
          </table:table-cell>
          <table:table-cell table:style-name="ce15" table:formula="of:=[.J91]+1" office:value-type="float" office:value="2731">
            <text:p>2731</text:p>
          </table:table-cell>
          <table:table-cell table:style-name="ce15" table:formula="of:=[.J91]+195" office:value-type="float" office:value="2925">
            <text:p>2925</text:p>
          </table:table-cell>
          <table:table-cell table:style-name="ce17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15" table:formula="of:=[.A92]+1" office:value-type="float" office:value="92">
            <text:p>92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3];&quot;exp&quot;;[.B93])" office:value-type="string" office:string-value="g11exp71">
            <text:p>g11exp71</text:p>
          </table:table-cell>
          <table:table-cell table:style-name="ce15" table:formula="of:=[.J92]+1" office:value-type="float" office:value="2926">
            <text:p>2926</text:p>
          </table:table-cell>
          <table:table-cell table:style-name="ce15" table:formula="of:=[.J92]+195" office:value-type="float" office:value="3120">
            <text:p>3120</text:p>
          </table:table-cell>
          <table:table-cell table:style-name="ce17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15" table:formula="of:=[.A93]+1" office:value-type="float" office:value="93">
            <text:p>93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4];&quot;exp&quot;;[.B94])" office:value-type="string" office:string-value="g11exp77">
            <text:p>g11exp77</text:p>
          </table:table-cell>
          <table:table-cell table:style-name="ce15" table:formula="of:=[.J93]+1" office:value-type="float" office:value="3121">
            <text:p>3121</text:p>
          </table:table-cell>
          <table:table-cell table:style-name="ce15" table:formula="of:=[.J93]+195" office:value-type="float" office:value="3315">
            <text:p>3315</text:p>
          </table:table-cell>
          <table:table-cell table:style-name="ce17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15" table:formula="of:=[.A94]+1" office:value-type="float" office:value="94">
            <text:p>94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5];&quot;exp&quot;;[.B95])" office:value-type="string" office:string-value="g11exp78">
            <text:p>g11exp78</text:p>
          </table:table-cell>
          <table:table-cell table:style-name="ce15" table:formula="of:=[.J94]+1" office:value-type="float" office:value="3316">
            <text:p>3316</text:p>
          </table:table-cell>
          <table:table-cell table:style-name="ce15" table:formula="of:=[.J94]+195" office:value-type="float" office:value="3510">
            <text:p>3510</text:p>
          </table:table-cell>
          <table:table-cell table:style-name="ce17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15" table:formula="of:=[.A95]+1" office:value-type="float" office:value="95">
            <text:p>95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1">
            <text:p>11</text:p>
          </table:table-cell>
          <table:table-cell table:style-name="ce17" office:value-type="string">
            <text:p>csiro_mk3_6_0_ENS_r1i1p1</text:p>
          </table:table-cell>
          <table:table-cell table:style-name="ce15" table:number-columns-repeated="3"/>
          <table:table-cell table:style-name="ce15" table:formula="of:=CONCATENATE(&quot;g&quot;;[.C96];&quot;exp&quot;;[.B96])" office:value-type="string" office:string-value="g11exp79">
            <text:p>g11exp79</text:p>
          </table:table-cell>
          <table:table-cell table:style-name="ce15" table:formula="of:=[.J95]+1" office:value-type="float" office:value="3511">
            <text:p>3511</text:p>
          </table:table-cell>
          <table:table-cell table:style-name="ce15" table:formula="of:=[.J95]+195" office:value-type="float" office:value="3705">
            <text:p>3705</text:p>
          </table:table-cell>
          <table:table-cell table:style-name="ce17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15" table:formula="of:=[.A96]+1" office:value-type="float" office:value="96">
            <text:p>96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97];&quot;exp&quot;;[.B97])" office:value-type="string" office:string-value="g18exp33">
            <text:p>g18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15" table:formula="of:=[.A97]+1" office:value-type="float" office:value="97">
            <text:p>97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98];&quot;exp&quot;;[.B98])" office:value-type="string" office:string-value="g18exp36">
            <text:p>g18exp36</text:p>
          </table:table-cell>
          <table:table-cell table:style-name="ce15" table:formula="of:=[.J97]+1" office:value-type="float" office:value="196">
            <text:p>196</text:p>
          </table:table-cell>
          <table:table-cell table:style-name="ce15" table:formula="of:=[.J97]+195" office:value-type="float" office:value="390">
            <text:p>390</text:p>
          </table:table-cell>
          <table:table-cell table:style-name="ce17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15" table:formula="of:=[.A98]+1" office:value-type="float" office:value="98">
            <text:p>98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99];&quot;exp&quot;;[.B99])" office:value-type="string" office:string-value="g18exp37">
            <text:p>g18exp37</text:p>
          </table:table-cell>
          <table:table-cell table:style-name="ce15" table:formula="of:=[.J98]+1" office:value-type="float" office:value="391">
            <text:p>391</text:p>
          </table:table-cell>
          <table:table-cell table:style-name="ce15" table:formula="of:=[.J98]+195" office:value-type="float" office:value="585">
            <text:p>585</text:p>
          </table:table-cell>
          <table:table-cell table:style-name="ce17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15" table:formula="of:=[.A99]+1" office:value-type="float" office:value="99">
            <text:p>99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0];&quot;exp&quot;;[.B100])" office:value-type="string" office:string-value="g18exp38">
            <text:p>g18exp38</text:p>
          </table:table-cell>
          <table:table-cell table:style-name="ce15" table:formula="of:=[.J99]+1" office:value-type="float" office:value="586">
            <text:p>586</text:p>
          </table:table-cell>
          <table:table-cell table:style-name="ce15" table:formula="of:=[.J99]+195" office:value-type="float" office:value="780">
            <text:p>780</text:p>
          </table:table-cell>
          <table:table-cell table:style-name="ce17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15" table:formula="of:=[.A100]+1" office:value-type="float" office:value="100">
            <text:p>10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1];&quot;exp&quot;;[.B101])" office:value-type="string" office:string-value="g18exp41">
            <text:p>g18exp41</text:p>
          </table:table-cell>
          <table:table-cell table:style-name="ce15" table:formula="of:=[.J100]+1" office:value-type="float" office:value="781">
            <text:p>781</text:p>
          </table:table-cell>
          <table:table-cell table:style-name="ce15" table:formula="of:=[.J100]+195" office:value-type="float" office:value="975">
            <text:p>975</text:p>
          </table:table-cell>
          <table:table-cell table:style-name="ce17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15" table:formula="of:=[.A101]+1" office:value-type="float" office:value="101">
            <text:p>101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2];&quot;exp&quot;;[.B102])" office:value-type="string" office:string-value="g18exp44">
            <text:p>g18exp44</text:p>
          </table:table-cell>
          <table:table-cell table:style-name="ce15" table:formula="of:=[.J101]+1" office:value-type="float" office:value="976">
            <text:p>976</text:p>
          </table:table-cell>
          <table:table-cell table:style-name="ce15" table:formula="of:=[.J101]+195" office:value-type="float" office:value="1170">
            <text:p>1170</text:p>
          </table:table-cell>
          <table:table-cell table:style-name="ce17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15" table:formula="of:=[.A102]+1" office:value-type="float" office:value="102">
            <text:p>102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3];&quot;exp&quot;;[.B103])" office:value-type="string" office:string-value="g18exp46">
            <text:p>g18exp46</text:p>
          </table:table-cell>
          <table:table-cell table:style-name="ce15" table:formula="of:=[.J102]+1" office:value-type="float" office:value="1171">
            <text:p>1171</text:p>
          </table:table-cell>
          <table:table-cell table:style-name="ce15" table:formula="of:=[.J102]+195" office:value-type="float" office:value="1365">
            <text:p>1365</text:p>
          </table:table-cell>
          <table:table-cell table:style-name="ce17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15" table:formula="of:=[.A103]+1" office:value-type="float" office:value="103">
            <text:p>103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4];&quot;exp&quot;;[.B104])" office:value-type="string" office:string-value="g18exp50">
            <text:p>g18exp50</text:p>
          </table:table-cell>
          <table:table-cell table:style-name="ce15" table:formula="of:=[.J103]+1" office:value-type="float" office:value="1366">
            <text:p>1366</text:p>
          </table:table-cell>
          <table:table-cell table:style-name="ce15" table:formula="of:=[.J103]+195" office:value-type="float" office:value="1560">
            <text:p>1560</text:p>
          </table:table-cell>
          <table:table-cell table:style-name="ce17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15" table:formula="of:=[.A104]+1" office:value-type="float" office:value="104">
            <text:p>104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5];&quot;exp&quot;;[.B105])" office:value-type="string" office:string-value="g18exp51">
            <text:p>g18exp51</text:p>
          </table:table-cell>
          <table:table-cell table:style-name="ce15" table:formula="of:=[.J104]+1" office:value-type="float" office:value="1561">
            <text:p>1561</text:p>
          </table:table-cell>
          <table:table-cell table:style-name="ce15" table:formula="of:=[.J104]+195" office:value-type="float" office:value="1755">
            <text:p>1755</text:p>
          </table:table-cell>
          <table:table-cell table:style-name="ce17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15" table:formula="of:=[.A105]+1" office:value-type="float" office:value="105">
            <text:p>105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6];&quot;exp&quot;;[.B106])" office:value-type="string" office:string-value="g18exp53">
            <text:p>g18exp53</text:p>
          </table:table-cell>
          <table:table-cell table:style-name="ce15" table:formula="of:=[.J105]+1" office:value-type="float" office:value="1756">
            <text:p>1756</text:p>
          </table:table-cell>
          <table:table-cell table:style-name="ce15" table:formula="of:=[.J105]+195" office:value-type="float" office:value="1950">
            <text:p>1950</text:p>
          </table:table-cell>
          <table:table-cell table:style-name="ce17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15" table:formula="of:=[.A106]+1" office:value-type="float" office:value="106">
            <text:p>106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7];&quot;exp&quot;;[.B107])" office:value-type="string" office:string-value="g18exp55">
            <text:p>g18exp55</text:p>
          </table:table-cell>
          <table:table-cell table:style-name="ce15" table:formula="of:=[.J106]+1" office:value-type="float" office:value="1951">
            <text:p>1951</text:p>
          </table:table-cell>
          <table:table-cell table:style-name="ce15" table:formula="of:=[.J106]+195" office:value-type="float" office:value="2145">
            <text:p>2145</text:p>
          </table:table-cell>
          <table:table-cell table:style-name="ce17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15" table:formula="of:=[.A107]+1" office:value-type="float" office:value="107">
            <text:p>107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8];&quot;exp&quot;;[.B108])" office:value-type="string" office:string-value="g18exp59">
            <text:p>g18exp59</text:p>
          </table:table-cell>
          <table:table-cell table:style-name="ce15" table:formula="of:=[.J107]+1" office:value-type="float" office:value="2146">
            <text:p>2146</text:p>
          </table:table-cell>
          <table:table-cell table:style-name="ce15" table:formula="of:=[.J107]+195" office:value-type="float" office:value="2340">
            <text:p>2340</text:p>
          </table:table-cell>
          <table:table-cell table:style-name="ce17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15" table:formula="of:=[.A108]+1" office:value-type="float" office:value="108">
            <text:p>108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09];&quot;exp&quot;;[.B109])" office:value-type="string" office:string-value="g18exp63">
            <text:p>g18exp63</text:p>
          </table:table-cell>
          <table:table-cell table:style-name="ce15" table:formula="of:=[.J108]+1" office:value-type="float" office:value="2341">
            <text:p>2341</text:p>
          </table:table-cell>
          <table:table-cell table:style-name="ce15" table:formula="of:=[.J108]+195" office:value-type="float" office:value="2535">
            <text:p>2535</text:p>
          </table:table-cell>
          <table:table-cell table:style-name="ce17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15" table:formula="of:=[.A109]+1" office:value-type="float" office:value="109">
            <text:p>109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0];&quot;exp&quot;;[.B110])" office:value-type="string" office:string-value="g18exp69">
            <text:p>g18exp69</text:p>
          </table:table-cell>
          <table:table-cell table:style-name="ce15" table:formula="of:=[.J109]+1" office:value-type="float" office:value="2536">
            <text:p>2536</text:p>
          </table:table-cell>
          <table:table-cell table:style-name="ce15" table:formula="of:=[.J109]+195" office:value-type="float" office:value="2730">
            <text:p>2730</text:p>
          </table:table-cell>
          <table:table-cell table:style-name="ce17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15" table:formula="of:=[.A110]+1" office:value-type="float" office:value="110">
            <text:p>110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1];&quot;exp&quot;;[.B111])" office:value-type="string" office:string-value="g18exp70">
            <text:p>g18exp70</text:p>
          </table:table-cell>
          <table:table-cell table:style-name="ce15" table:formula="of:=[.J110]+1" office:value-type="float" office:value="2731">
            <text:p>2731</text:p>
          </table:table-cell>
          <table:table-cell table:style-name="ce15" table:formula="of:=[.J110]+195" office:value-type="float" office:value="2925">
            <text:p>2925</text:p>
          </table:table-cell>
          <table:table-cell table:style-name="ce17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15" table:formula="of:=[.A111]+1" office:value-type="float" office:value="111">
            <text:p>111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2];&quot;exp&quot;;[.B112])" office:value-type="string" office:string-value="g18exp71">
            <text:p>g18exp71</text:p>
          </table:table-cell>
          <table:table-cell table:style-name="ce15" table:formula="of:=[.J111]+1" office:value-type="float" office:value="2926">
            <text:p>2926</text:p>
          </table:table-cell>
          <table:table-cell table:style-name="ce15" table:formula="of:=[.J111]+195" office:value-type="float" office:value="3120">
            <text:p>3120</text:p>
          </table:table-cell>
          <table:table-cell table:style-name="ce17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15" table:formula="of:=[.A112]+1" office:value-type="float" office:value="112">
            <text:p>112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3];&quot;exp&quot;;[.B113])" office:value-type="string" office:string-value="g18exp77">
            <text:p>g18exp77</text:p>
          </table:table-cell>
          <table:table-cell table:style-name="ce15" table:formula="of:=[.J112]+1" office:value-type="float" office:value="3121">
            <text:p>3121</text:p>
          </table:table-cell>
          <table:table-cell table:style-name="ce15" table:formula="of:=[.J112]+195" office:value-type="float" office:value="3315">
            <text:p>3315</text:p>
          </table:table-cell>
          <table:table-cell table:style-name="ce17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15" table:formula="of:=[.A113]+1" office:value-type="float" office:value="113">
            <text:p>113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4];&quot;exp&quot;;[.B114])" office:value-type="string" office:string-value="g18exp78">
            <text:p>g18exp78</text:p>
          </table:table-cell>
          <table:table-cell table:style-name="ce15" table:formula="of:=[.J113]+1" office:value-type="float" office:value="3316">
            <text:p>3316</text:p>
          </table:table-cell>
          <table:table-cell table:style-name="ce15" table:formula="of:=[.J113]+195" office:value-type="float" office:value="3510">
            <text:p>3510</text:p>
          </table:table-cell>
          <table:table-cell table:style-name="ce17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15" table:formula="of:=[.A114]+1" office:value-type="float" office:value="114">
            <text:p>114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8">
            <text:p>18</text:p>
          </table:table-cell>
          <table:table-cell table:style-name="ce17" office:value-type="string">
            <text:p>inm_inmcm4_ENS_r1i1p1</text:p>
          </table:table-cell>
          <table:table-cell table:style-name="ce15" table:number-columns-repeated="3"/>
          <table:table-cell table:style-name="ce15" table:formula="of:=CONCATENATE(&quot;g&quot;;[.C115];&quot;exp&quot;;[.B115])" office:value-type="string" office:string-value="g18exp79">
            <text:p>g18exp79</text:p>
          </table:table-cell>
          <table:table-cell table:style-name="ce15" table:formula="of:=[.J114]+1" office:value-type="float" office:value="3511">
            <text:p>3511</text:p>
          </table:table-cell>
          <table:table-cell table:style-name="ce15" table:formula="of:=[.J114]+195" office:value-type="float" office:value="3705">
            <text:p>3705</text:p>
          </table:table-cell>
          <table:table-cell table:style-name="ce17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15" table:formula="of:=[.A115]+1" office:value-type="float" office:value="115">
            <text:p>115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6];&quot;exp&quot;;[.B116])" office:value-type="string" office:string-value="g19exp33">
            <text:p>g19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15" table:formula="of:=[.A116]+1" office:value-type="float" office:value="116">
            <text:p>116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7];&quot;exp&quot;;[.B117])" office:value-type="string" office:string-value="g19exp36">
            <text:p>g19exp36</text:p>
          </table:table-cell>
          <table:table-cell table:style-name="ce15" table:formula="of:=[.J116]+1" office:value-type="float" office:value="196">
            <text:p>196</text:p>
          </table:table-cell>
          <table:table-cell table:style-name="ce15" table:formula="of:=[.J116]+195" office:value-type="float" office:value="390">
            <text:p>390</text:p>
          </table:table-cell>
          <table:table-cell table:style-name="ce17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15" table:formula="of:=[.A117]+1" office:value-type="float" office:value="117">
            <text:p>117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8];&quot;exp&quot;;[.B118])" office:value-type="string" office:string-value="g19exp37">
            <text:p>g19exp37</text:p>
          </table:table-cell>
          <table:table-cell table:style-name="ce15" table:formula="of:=[.J117]+1" office:value-type="float" office:value="391">
            <text:p>391</text:p>
          </table:table-cell>
          <table:table-cell table:style-name="ce15" table:formula="of:=[.J117]+195" office:value-type="float" office:value="585">
            <text:p>585</text:p>
          </table:table-cell>
          <table:table-cell table:style-name="ce17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15" table:formula="of:=[.A118]+1" office:value-type="float" office:value="118">
            <text:p>118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19];&quot;exp&quot;;[.B119])" office:value-type="string" office:string-value="g19exp38">
            <text:p>g19exp38</text:p>
          </table:table-cell>
          <table:table-cell table:style-name="ce15" table:formula="of:=[.J118]+1" office:value-type="float" office:value="586">
            <text:p>586</text:p>
          </table:table-cell>
          <table:table-cell table:style-name="ce15" table:formula="of:=[.J118]+195" office:value-type="float" office:value="780">
            <text:p>780</text:p>
          </table:table-cell>
          <table:table-cell table:style-name="ce17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15" table:formula="of:=[.A119]+1" office:value-type="float" office:value="119">
            <text:p>119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0];&quot;exp&quot;;[.B120])" office:value-type="string" office:string-value="g19exp41">
            <text:p>g19exp41</text:p>
          </table:table-cell>
          <table:table-cell table:style-name="ce15" table:formula="of:=[.J119]+1" office:value-type="float" office:value="781">
            <text:p>781</text:p>
          </table:table-cell>
          <table:table-cell table:style-name="ce15" table:formula="of:=[.J119]+195" office:value-type="float" office:value="975">
            <text:p>975</text:p>
          </table:table-cell>
          <table:table-cell table:style-name="ce17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15" table:formula="of:=[.A120]+1" office:value-type="float" office:value="120">
            <text:p>120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1];&quot;exp&quot;;[.B121])" office:value-type="string" office:string-value="g19exp44">
            <text:p>g19exp44</text:p>
          </table:table-cell>
          <table:table-cell table:style-name="ce15" table:formula="of:=[.J120]+1" office:value-type="float" office:value="976">
            <text:p>976</text:p>
          </table:table-cell>
          <table:table-cell table:style-name="ce15" table:formula="of:=[.J120]+195" office:value-type="float" office:value="1170">
            <text:p>1170</text:p>
          </table:table-cell>
          <table:table-cell table:style-name="ce17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15" table:formula="of:=[.A121]+1" office:value-type="float" office:value="121">
            <text:p>121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2];&quot;exp&quot;;[.B122])" office:value-type="string" office:string-value="g19exp46">
            <text:p>g19exp46</text:p>
          </table:table-cell>
          <table:table-cell table:style-name="ce15" table:formula="of:=[.J121]+1" office:value-type="float" office:value="1171">
            <text:p>1171</text:p>
          </table:table-cell>
          <table:table-cell table:style-name="ce15" table:formula="of:=[.J121]+195" office:value-type="float" office:value="1365">
            <text:p>1365</text:p>
          </table:table-cell>
          <table:table-cell table:style-name="ce17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15" table:formula="of:=[.A122]+1" office:value-type="float" office:value="122">
            <text:p>122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3];&quot;exp&quot;;[.B123])" office:value-type="string" office:string-value="g19exp50">
            <text:p>g19exp50</text:p>
          </table:table-cell>
          <table:table-cell table:style-name="ce15" table:formula="of:=[.J122]+1" office:value-type="float" office:value="1366">
            <text:p>1366</text:p>
          </table:table-cell>
          <table:table-cell table:style-name="ce15" table:formula="of:=[.J122]+195" office:value-type="float" office:value="1560">
            <text:p>1560</text:p>
          </table:table-cell>
          <table:table-cell table:style-name="ce17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15" table:formula="of:=[.A123]+1" office:value-type="float" office:value="123">
            <text:p>123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4];&quot;exp&quot;;[.B124])" office:value-type="string" office:string-value="g19exp51">
            <text:p>g19exp51</text:p>
          </table:table-cell>
          <table:table-cell table:style-name="ce15" table:formula="of:=[.J123]+1" office:value-type="float" office:value="1561">
            <text:p>1561</text:p>
          </table:table-cell>
          <table:table-cell table:style-name="ce15" table:formula="of:=[.J123]+195" office:value-type="float" office:value="1755">
            <text:p>1755</text:p>
          </table:table-cell>
          <table:table-cell table:style-name="ce17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15" table:formula="of:=[.A124]+1" office:value-type="float" office:value="124">
            <text:p>124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5];&quot;exp&quot;;[.B125])" office:value-type="string" office:string-value="g19exp53">
            <text:p>g19exp53</text:p>
          </table:table-cell>
          <table:table-cell table:style-name="ce15" table:formula="of:=[.J124]+1" office:value-type="float" office:value="1756">
            <text:p>1756</text:p>
          </table:table-cell>
          <table:table-cell table:style-name="ce15" table:formula="of:=[.J124]+195" office:value-type="float" office:value="1950">
            <text:p>1950</text:p>
          </table:table-cell>
          <table:table-cell table:style-name="ce17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15" table:formula="of:=[.A125]+1" office:value-type="float" office:value="125">
            <text:p>125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6];&quot;exp&quot;;[.B126])" office:value-type="string" office:string-value="g19exp55">
            <text:p>g19exp55</text:p>
          </table:table-cell>
          <table:table-cell table:style-name="ce15" table:formula="of:=[.J125]+1" office:value-type="float" office:value="1951">
            <text:p>1951</text:p>
          </table:table-cell>
          <table:table-cell table:style-name="ce15" table:formula="of:=[.J125]+195" office:value-type="float" office:value="2145">
            <text:p>2145</text:p>
          </table:table-cell>
          <table:table-cell table:style-name="ce17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15" table:formula="of:=[.A126]+1" office:value-type="float" office:value="126">
            <text:p>126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7];&quot;exp&quot;;[.B127])" office:value-type="string" office:string-value="g19exp59">
            <text:p>g19exp59</text:p>
          </table:table-cell>
          <table:table-cell table:style-name="ce15" table:formula="of:=[.J126]+1" office:value-type="float" office:value="2146">
            <text:p>2146</text:p>
          </table:table-cell>
          <table:table-cell table:style-name="ce15" table:formula="of:=[.J126]+195" office:value-type="float" office:value="2340">
            <text:p>2340</text:p>
          </table:table-cell>
          <table:table-cell table:style-name="ce17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15" table:formula="of:=[.A127]+1" office:value-type="float" office:value="127">
            <text:p>127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8];&quot;exp&quot;;[.B128])" office:value-type="string" office:string-value="g19exp63">
            <text:p>g19exp63</text:p>
          </table:table-cell>
          <table:table-cell table:style-name="ce15" table:formula="of:=[.J127]+1" office:value-type="float" office:value="2341">
            <text:p>2341</text:p>
          </table:table-cell>
          <table:table-cell table:style-name="ce15" table:formula="of:=[.J127]+195" office:value-type="float" office:value="2535">
            <text:p>2535</text:p>
          </table:table-cell>
          <table:table-cell table:style-name="ce17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15" table:formula="of:=[.A128]+1" office:value-type="float" office:value="128">
            <text:p>128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29];&quot;exp&quot;;[.B129])" office:value-type="string" office:string-value="g19exp69">
            <text:p>g19exp69</text:p>
          </table:table-cell>
          <table:table-cell table:style-name="ce15" table:formula="of:=[.J128]+1" office:value-type="float" office:value="2536">
            <text:p>2536</text:p>
          </table:table-cell>
          <table:table-cell table:style-name="ce15" table:formula="of:=[.J128]+195" office:value-type="float" office:value="2730">
            <text:p>2730</text:p>
          </table:table-cell>
          <table:table-cell table:style-name="ce17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15" table:formula="of:=[.A129]+1" office:value-type="float" office:value="129">
            <text:p>129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0];&quot;exp&quot;;[.B130])" office:value-type="string" office:string-value="g19exp70">
            <text:p>g19exp70</text:p>
          </table:table-cell>
          <table:table-cell table:style-name="ce15" table:formula="of:=[.J129]+1" office:value-type="float" office:value="2731">
            <text:p>2731</text:p>
          </table:table-cell>
          <table:table-cell table:style-name="ce15" table:formula="of:=[.J129]+195" office:value-type="float" office:value="2925">
            <text:p>2925</text:p>
          </table:table-cell>
          <table:table-cell table:style-name="ce17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15" table:formula="of:=[.A130]+1" office:value-type="float" office:value="130">
            <text:p>130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1];&quot;exp&quot;;[.B131])" office:value-type="string" office:string-value="g19exp71">
            <text:p>g19exp71</text:p>
          </table:table-cell>
          <table:table-cell table:style-name="ce15" table:formula="of:=[.J130]+1" office:value-type="float" office:value="2926">
            <text:p>2926</text:p>
          </table:table-cell>
          <table:table-cell table:style-name="ce15" table:formula="of:=[.J130]+195" office:value-type="float" office:value="3120">
            <text:p>3120</text:p>
          </table:table-cell>
          <table:table-cell table:style-name="ce17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15" table:formula="of:=[.A131]+1" office:value-type="float" office:value="131">
            <text:p>131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2];&quot;exp&quot;;[.B132])" office:value-type="string" office:string-value="g19exp77">
            <text:p>g19exp77</text:p>
          </table:table-cell>
          <table:table-cell table:style-name="ce15" table:formula="of:=[.J131]+1" office:value-type="float" office:value="3121">
            <text:p>3121</text:p>
          </table:table-cell>
          <table:table-cell table:style-name="ce15" table:formula="of:=[.J131]+195" office:value-type="float" office:value="3315">
            <text:p>3315</text:p>
          </table:table-cell>
          <table:table-cell table:style-name="ce17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15" table:formula="of:=[.A132]+1" office:value-type="float" office:value="132">
            <text:p>132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3];&quot;exp&quot;;[.B133])" office:value-type="string" office:string-value="g19exp78">
            <text:p>g19exp78</text:p>
          </table:table-cell>
          <table:table-cell table:style-name="ce15" table:formula="of:=[.J132]+1" office:value-type="float" office:value="3316">
            <text:p>3316</text:p>
          </table:table-cell>
          <table:table-cell table:style-name="ce15" table:formula="of:=[.J132]+195" office:value-type="float" office:value="3510">
            <text:p>3510</text:p>
          </table:table-cell>
          <table:table-cell table:style-name="ce17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15" table:formula="of:=[.A133]+1" office:value-type="float" office:value="133">
            <text:p>133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19">
            <text:p>19</text:p>
          </table:table-cell>
          <table:table-cell table:style-name="ce17" office:value-type="string">
            <text:p>ipsl_ipsl_cm5a_lr_ENS_r1i1p1</text:p>
          </table:table-cell>
          <table:table-cell table:style-name="ce15" table:number-columns-repeated="3"/>
          <table:table-cell table:style-name="ce15" table:formula="of:=CONCATENATE(&quot;g&quot;;[.C134];&quot;exp&quot;;[.B134])" office:value-type="string" office:string-value="g19exp79">
            <text:p>g19exp79</text:p>
          </table:table-cell>
          <table:table-cell table:style-name="ce15" table:formula="of:=[.J133]+1" office:value-type="float" office:value="3511">
            <text:p>3511</text:p>
          </table:table-cell>
          <table:table-cell table:style-name="ce15" table:formula="of:=[.J133]+195" office:value-type="float" office:value="3705">
            <text:p>3705</text:p>
          </table:table-cell>
          <table:table-cell table:style-name="ce17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15" table:formula="of:=[.A134]+1" office:value-type="float" office:value="134">
            <text:p>134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5];&quot;exp&quot;;[.B135])" office:value-type="string" office:string-value="g23exp33">
            <text:p>g23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5]+1" office:value-type="float" office:value="135">
            <text:p>1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6];&quot;exp&quot;;[.B136])" office:value-type="string" office:string-value="g23exp36">
            <text:p>g23exp36</text:p>
          </table:table-cell>
          <table:table-cell table:style-name="ce15" table:formula="of:=[.J135]+1" office:value-type="float" office:value="196">
            <text:p>196</text:p>
          </table:table-cell>
          <table:table-cell table:style-name="ce15" table:formula="of:=[.J135]+195" office:value-type="float" office:value="390">
            <text:p>390</text:p>
          </table:table-cell>
          <table:table-cell table:style-name="ce17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6]+1" office:value-type="float" office:value="136">
            <text:p>1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7];&quot;exp&quot;;[.B137])" office:value-type="string" office:string-value="g23exp37">
            <text:p>g23exp37</text:p>
          </table:table-cell>
          <table:table-cell table:style-name="ce15" table:formula="of:=[.J136]+1" office:value-type="float" office:value="391">
            <text:p>391</text:p>
          </table:table-cell>
          <table:table-cell table:style-name="ce15" table:formula="of:=[.J136]+195" office:value-type="float" office:value="585">
            <text:p>585</text:p>
          </table:table-cell>
          <table:table-cell table:style-name="ce17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7]+1" office:value-type="float" office:value="137">
            <text:p>1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8];&quot;exp&quot;;[.B138])" office:value-type="string" office:string-value="g23exp38">
            <text:p>g23exp38</text:p>
          </table:table-cell>
          <table:table-cell table:style-name="ce15" table:formula="of:=[.J137]+1" office:value-type="float" office:value="586">
            <text:p>586</text:p>
          </table:table-cell>
          <table:table-cell table:style-name="ce15" table:formula="of:=[.J137]+195" office:value-type="float" office:value="780">
            <text:p>780</text:p>
          </table:table-cell>
          <table:table-cell table:style-name="ce17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8]+1" office:value-type="float" office:value="138">
            <text:p>138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39];&quot;exp&quot;;[.B139])" office:value-type="string" office:string-value="g23exp41">
            <text:p>g23exp41</text:p>
          </table:table-cell>
          <table:table-cell table:style-name="ce15" table:formula="of:=[.J138]+1" office:value-type="float" office:value="781">
            <text:p>781</text:p>
          </table:table-cell>
          <table:table-cell table:style-name="ce15" table:formula="of:=[.J138]+195" office:value-type="float" office:value="975">
            <text:p>975</text:p>
          </table:table-cell>
          <table:table-cell table:style-name="ce17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39]+1" office:value-type="float" office:value="139">
            <text:p>139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0];&quot;exp&quot;;[.B140])" office:value-type="string" office:string-value="g23exp44">
            <text:p>g23exp44</text:p>
          </table:table-cell>
          <table:table-cell table:style-name="ce15" table:formula="of:=[.J139]+1" office:value-type="float" office:value="976">
            <text:p>976</text:p>
          </table:table-cell>
          <table:table-cell table:style-name="ce15" table:formula="of:=[.J139]+195" office:value-type="float" office:value="1170">
            <text:p>1170</text:p>
          </table:table-cell>
          <table:table-cell table:style-name="ce17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0]+1" office:value-type="float" office:value="140">
            <text:p>140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1];&quot;exp&quot;;[.B141])" office:value-type="string" office:string-value="g23exp46">
            <text:p>g23exp46</text:p>
          </table:table-cell>
          <table:table-cell table:style-name="ce15" table:formula="of:=[.J140]+1" office:value-type="float" office:value="1171">
            <text:p>1171</text:p>
          </table:table-cell>
          <table:table-cell table:style-name="ce15" table:formula="of:=[.J140]+195" office:value-type="float" office:value="1365">
            <text:p>1365</text:p>
          </table:table-cell>
          <table:table-cell table:style-name="ce17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1]+1" office:value-type="float" office:value="141">
            <text:p>141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2];&quot;exp&quot;;[.B142])" office:value-type="string" office:string-value="g23exp50">
            <text:p>g23exp50</text:p>
          </table:table-cell>
          <table:table-cell table:style-name="ce15" table:formula="of:=[.J141]+1" office:value-type="float" office:value="1366">
            <text:p>1366</text:p>
          </table:table-cell>
          <table:table-cell table:style-name="ce15" table:formula="of:=[.J141]+195" office:value-type="float" office:value="1560">
            <text:p>1560</text:p>
          </table:table-cell>
          <table:table-cell table:style-name="ce17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2]+1" office:value-type="float" office:value="142">
            <text:p>142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3];&quot;exp&quot;;[.B143])" office:value-type="string" office:string-value="g23exp51">
            <text:p>g23exp51</text:p>
          </table:table-cell>
          <table:table-cell table:style-name="ce15" table:formula="of:=[.J142]+1" office:value-type="float" office:value="1561">
            <text:p>1561</text:p>
          </table:table-cell>
          <table:table-cell table:style-name="ce15" table:formula="of:=[.J142]+195" office:value-type="float" office:value="1755">
            <text:p>1755</text:p>
          </table:table-cell>
          <table:table-cell table:style-name="ce17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3]+1" office:value-type="float" office:value="143">
            <text:p>143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4];&quot;exp&quot;;[.B144])" office:value-type="string" office:string-value="g23exp53">
            <text:p>g23exp53</text:p>
          </table:table-cell>
          <table:table-cell table:style-name="ce15" table:formula="of:=[.J143]+1" office:value-type="float" office:value="1756">
            <text:p>1756</text:p>
          </table:table-cell>
          <table:table-cell table:style-name="ce15" table:formula="of:=[.J143]+195" office:value-type="float" office:value="1950">
            <text:p>1950</text:p>
          </table:table-cell>
          <table:table-cell table:style-name="ce17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4]+1" office:value-type="float" office:value="144">
            <text:p>144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5];&quot;exp&quot;;[.B145])" office:value-type="string" office:string-value="g23exp55">
            <text:p>g23exp55</text:p>
          </table:table-cell>
          <table:table-cell table:style-name="ce15" table:formula="of:=[.J144]+1" office:value-type="float" office:value="1951">
            <text:p>1951</text:p>
          </table:table-cell>
          <table:table-cell table:style-name="ce15" table:formula="of:=[.J144]+195" office:value-type="float" office:value="2145">
            <text:p>2145</text:p>
          </table:table-cell>
          <table:table-cell table:style-name="ce17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5]+1" office:value-type="float" office:value="145">
            <text:p>145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6];&quot;exp&quot;;[.B146])" office:value-type="string" office:string-value="g23exp59">
            <text:p>g23exp59</text:p>
          </table:table-cell>
          <table:table-cell table:style-name="ce15" table:formula="of:=[.J145]+1" office:value-type="float" office:value="2146">
            <text:p>2146</text:p>
          </table:table-cell>
          <table:table-cell table:style-name="ce15" table:formula="of:=[.J145]+195" office:value-type="float" office:value="2340">
            <text:p>2340</text:p>
          </table:table-cell>
          <table:table-cell table:style-name="ce17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6]+1" office:value-type="float" office:value="146">
            <text:p>146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7];&quot;exp&quot;;[.B147])" office:value-type="string" office:string-value="g23exp63">
            <text:p>g23exp63</text:p>
          </table:table-cell>
          <table:table-cell table:style-name="ce15" table:formula="of:=[.J146]+1" office:value-type="float" office:value="2341">
            <text:p>2341</text:p>
          </table:table-cell>
          <table:table-cell table:style-name="ce15" table:formula="of:=[.J146]+195" office:value-type="float" office:value="2535">
            <text:p>2535</text:p>
          </table:table-cell>
          <table:table-cell table:style-name="ce17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7]+1" office:value-type="float" office:value="147">
            <text:p>147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8];&quot;exp&quot;;[.B148])" office:value-type="string" office:string-value="g23exp69">
            <text:p>g23exp69</text:p>
          </table:table-cell>
          <table:table-cell table:style-name="ce15" table:formula="of:=[.J147]+1" office:value-type="float" office:value="2536">
            <text:p>2536</text:p>
          </table:table-cell>
          <table:table-cell table:style-name="ce15" table:formula="of:=[.J147]+195" office:value-type="float" office:value="2730">
            <text:p>2730</text:p>
          </table:table-cell>
          <table:table-cell table:style-name="ce17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8]+1" office:value-type="float" office:value="148">
            <text:p>148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49];&quot;exp&quot;;[.B149])" office:value-type="string" office:string-value="g23exp70">
            <text:p>g23exp70</text:p>
          </table:table-cell>
          <table:table-cell table:style-name="ce15" table:formula="of:=[.J148]+1" office:value-type="float" office:value="2731">
            <text:p>2731</text:p>
          </table:table-cell>
          <table:table-cell table:style-name="ce15" table:formula="of:=[.J148]+195" office:value-type="float" office:value="2925">
            <text:p>2925</text:p>
          </table:table-cell>
          <table:table-cell table:style-name="ce17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49]+1" office:value-type="float" office:value="149">
            <text:p>149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0];&quot;exp&quot;;[.B150])" office:value-type="string" office:string-value="g23exp71">
            <text:p>g23exp71</text:p>
          </table:table-cell>
          <table:table-cell table:style-name="ce15" table:formula="of:=[.J149]+1" office:value-type="float" office:value="2926">
            <text:p>2926</text:p>
          </table:table-cell>
          <table:table-cell table:style-name="ce15" table:formula="of:=[.J149]+195" office:value-type="float" office:value="3120">
            <text:p>3120</text:p>
          </table:table-cell>
          <table:table-cell table:style-name="ce17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0]+1" office:value-type="float" office:value="150">
            <text:p>150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1];&quot;exp&quot;;[.B151])" office:value-type="string" office:string-value="g23exp77">
            <text:p>g23exp77</text:p>
          </table:table-cell>
          <table:table-cell table:style-name="ce15" table:formula="of:=[.J150]+1" office:value-type="float" office:value="3121">
            <text:p>3121</text:p>
          </table:table-cell>
          <table:table-cell table:style-name="ce15" table:formula="of:=[.J150]+195" office:value-type="float" office:value="3315">
            <text:p>3315</text:p>
          </table:table-cell>
          <table:table-cell table:style-name="ce17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1]+1" office:value-type="float" office:value="151">
            <text:p>151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2];&quot;exp&quot;;[.B152])" office:value-type="string" office:string-value="g23exp78">
            <text:p>g23exp78</text:p>
          </table:table-cell>
          <table:table-cell table:style-name="ce15" table:formula="of:=[.J151]+1" office:value-type="float" office:value="3316">
            <text:p>3316</text:p>
          </table:table-cell>
          <table:table-cell table:style-name="ce15" table:formula="of:=[.J151]+195" office:value-type="float" office:value="3510">
            <text:p>3510</text:p>
          </table:table-cell>
          <table:table-cell table:style-name="ce17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15" table:formula="of:=[.A152]+1" office:value-type="float" office:value="152">
            <text:p>152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3">
            <text:p>23</text:p>
          </table:table-cell>
          <table:table-cell table:style-name="ce17" office:value-type="string">
            <text:p>ipsl_ipsl_cm5b_lr_ENS_r1i1p1</text:p>
          </table:table-cell>
          <table:table-cell table:style-name="ce15" table:number-columns-repeated="3"/>
          <table:table-cell table:style-name="ce15" table:formula="of:=CONCATENATE(&quot;g&quot;;[.C153];&quot;exp&quot;;[.B153])" office:value-type="string" office:string-value="g23exp79">
            <text:p>g23exp79</text:p>
          </table:table-cell>
          <table:table-cell table:style-name="ce15" table:formula="of:=[.J152]+1" office:value-type="float" office:value="3511">
            <text:p>3511</text:p>
          </table:table-cell>
          <table:table-cell table:style-name="ce15" table:formula="of:=[.J152]+195" office:value-type="float" office:value="3705">
            <text:p>3705</text:p>
          </table:table-cell>
          <table:table-cell table:style-name="ce17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2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4];&quot;exp&quot;;[.B154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2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mbp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155];&quot;exp&quot;;[.B155])" office:value-type="string" office:string-value="g26exp36">
            <text:p>g26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2">
          <table:table-cell table:style-name="ce14" table:formula="of:=[.A155]+1" office:value-type="float" office:value="155">
            <text:p>155</text:p>
          </table:table-cell>
          <table:table-cell table:style-name="ce14" office:value-type="float" office:value="37">
            <text:p>37</text:p>
          </table:table-cell>
          <table:table-cell table:style-name="ce14" office:value-type="float" office:value="26">
            <text:p>26</text:p>
          </table:table-cell>
          <table:table-cell table:style-name="ce12" office:value-type="string">
            <text:p>mohc_hadgem2_cc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mbp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156];&quot;exp&quot;;[.B156])" office:value-type="string" office:string-value="g26exp37">
            <text:p>g26exp37</text:p>
          </table:table-cell>
          <table:table-cell table:style-name="ce14" table:formula="of:=[.J155]+1" office:value-type="float" office:value="391">
            <text:p>391</text:p>
          </table:table-cell>
          <table:table-cell table:style-name="ce14" table:formula="of:=[.J155]+195" office:value-type="float" office:value="585">
            <text:p>585</text:p>
          </table:table-cell>
          <table:table-cell table:style-name="ce12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15" table:formula="of:=[.A156]+1" office:value-type="float" office:value="156">
            <text:p>156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7];&quot;exp&quot;;[.B157])" office:value-type="string" office:string-value="g26exp38">
            <text:p>g26exp38</text:p>
          </table:table-cell>
          <table:table-cell table:style-name="ce15" table:formula="of:=[.J156]+1" office:value-type="float" office:value="586">
            <text:p>586</text:p>
          </table:table-cell>
          <table:table-cell table:style-name="ce15" table:formula="of:=[.J156]+195" office:value-type="float" office:value="780">
            <text:p>780</text:p>
          </table:table-cell>
          <table:table-cell table:style-name="ce17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15" table:formula="of:=[.A157]+1" office:value-type="float" office:value="157">
            <text:p>157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8];&quot;exp&quot;;[.B158])" office:value-type="string" office:string-value="g26exp41">
            <text:p>g26exp41</text:p>
          </table:table-cell>
          <table:table-cell table:style-name="ce15" table:formula="of:=[.J157]+1" office:value-type="float" office:value="781">
            <text:p>781</text:p>
          </table:table-cell>
          <table:table-cell table:style-name="ce15" table:formula="of:=[.J157]+195" office:value-type="float" office:value="975">
            <text:p>975</text:p>
          </table:table-cell>
          <table:table-cell table:style-name="ce17" table:formula="of:=CONCATENATE(&quot;./run.sh &quot;;[.I158];&quot; &quot;;[.J158];&quot; &quot;;[.C158];&quot; &quot;;[.H158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15" table:formula="of:=[.A158]+1" office:value-type="float" office:value="158">
            <text:p>158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59];&quot;exp&quot;;[.B159])" office:value-type="string" office:string-value="g26exp44">
            <text:p>g26exp44</text:p>
          </table:table-cell>
          <table:table-cell table:style-name="ce15" table:formula="of:=[.J158]+1" office:value-type="float" office:value="976">
            <text:p>976</text:p>
          </table:table-cell>
          <table:table-cell table:style-name="ce15" table:formula="of:=[.J158]+195" office:value-type="float" office:value="1170">
            <text:p>1170</text:p>
          </table:table-cell>
          <table:table-cell table:style-name="ce17" table:formula="of:=CONCATENATE(&quot;./run.sh &quot;;[.I159];&quot; &quot;;[.J159];&quot; &quot;;[.C159];&quot; &quot;;[.H159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15" table:formula="of:=[.A159]+1" office:value-type="float" office:value="159">
            <text:p>159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0];&quot;exp&quot;;[.B160])" office:value-type="string" office:string-value="g26exp46">
            <text:p>g26exp46</text:p>
          </table:table-cell>
          <table:table-cell table:style-name="ce15" table:formula="of:=[.J159]+1" office:value-type="float" office:value="1171">
            <text:p>1171</text:p>
          </table:table-cell>
          <table:table-cell table:style-name="ce15" table:formula="of:=[.J159]+195" office:value-type="float" office:value="1365">
            <text:p>1365</text:p>
          </table:table-cell>
          <table:table-cell table:style-name="ce17" table:formula="of:=CONCATENATE(&quot;./run.sh &quot;;[.I160];&quot; &quot;;[.J160];&quot; &quot;;[.C160];&quot; &quot;;[.H160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15" table:formula="of:=[.A160]+1" office:value-type="float" office:value="160">
            <text:p>160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1];&quot;exp&quot;;[.B161])" office:value-type="string" office:string-value="g26exp50">
            <text:p>g26exp50</text:p>
          </table:table-cell>
          <table:table-cell table:style-name="ce15" table:formula="of:=[.J160]+1" office:value-type="float" office:value="1366">
            <text:p>1366</text:p>
          </table:table-cell>
          <table:table-cell table:style-name="ce15" table:formula="of:=[.J160]+195" office:value-type="float" office:value="1560">
            <text:p>1560</text:p>
          </table:table-cell>
          <table:table-cell table:style-name="ce17" table:formula="of:=CONCATENATE(&quot;./run.sh &quot;;[.I161];&quot; &quot;;[.J161];&quot; &quot;;[.C161];&quot; &quot;;[.H161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15" table:formula="of:=[.A161]+1" office:value-type="float" office:value="161">
            <text:p>161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2];&quot;exp&quot;;[.B162])" office:value-type="string" office:string-value="g26exp51">
            <text:p>g26exp51</text:p>
          </table:table-cell>
          <table:table-cell table:style-name="ce15" table:formula="of:=[.J161]+1" office:value-type="float" office:value="1561">
            <text:p>1561</text:p>
          </table:table-cell>
          <table:table-cell table:style-name="ce15" table:formula="of:=[.J161]+195" office:value-type="float" office:value="1755">
            <text:p>1755</text:p>
          </table:table-cell>
          <table:table-cell table:style-name="ce17" table:formula="of:=CONCATENATE(&quot;./run.sh &quot;;[.I162];&quot; &quot;;[.J162];&quot; &quot;;[.C162];&quot; &quot;;[.H162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15" table:formula="of:=[.A162]+1" office:value-type="float" office:value="162">
            <text:p>162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3];&quot;exp&quot;;[.B163])" office:value-type="string" office:string-value="g26exp53">
            <text:p>g26exp53</text:p>
          </table:table-cell>
          <table:table-cell table:style-name="ce15" table:formula="of:=[.J162]+1" office:value-type="float" office:value="1756">
            <text:p>1756</text:p>
          </table:table-cell>
          <table:table-cell table:style-name="ce15" table:formula="of:=[.J162]+195" office:value-type="float" office:value="1950">
            <text:p>1950</text:p>
          </table:table-cell>
          <table:table-cell table:style-name="ce17" table:formula="of:=CONCATENATE(&quot;./run.sh &quot;;[.I163];&quot; &quot;;[.J163];&quot; &quot;;[.C163];&quot; &quot;;[.H163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15" table:formula="of:=[.A163]+1" office:value-type="float" office:value="163">
            <text:p>163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4];&quot;exp&quot;;[.B164])" office:value-type="string" office:string-value="g26exp55">
            <text:p>g26exp55</text:p>
          </table:table-cell>
          <table:table-cell table:style-name="ce15" table:formula="of:=[.J163]+1" office:value-type="float" office:value="1951">
            <text:p>1951</text:p>
          </table:table-cell>
          <table:table-cell table:style-name="ce15" table:formula="of:=[.J163]+195" office:value-type="float" office:value="2145">
            <text:p>2145</text:p>
          </table:table-cell>
          <table:table-cell table:style-name="ce17" table:formula="of:=CONCATENATE(&quot;./run.sh &quot;;[.I164];&quot; &quot;;[.J164];&quot; &quot;;[.C164];&quot; &quot;;[.H164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15" table:formula="of:=[.A164]+1" office:value-type="float" office:value="164">
            <text:p>164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5];&quot;exp&quot;;[.B165])" office:value-type="string" office:string-value="g26exp59">
            <text:p>g26exp59</text:p>
          </table:table-cell>
          <table:table-cell table:style-name="ce15" table:formula="of:=[.J164]+1" office:value-type="float" office:value="2146">
            <text:p>2146</text:p>
          </table:table-cell>
          <table:table-cell table:style-name="ce15" table:formula="of:=[.J164]+195" office:value-type="float" office:value="2340">
            <text:p>2340</text:p>
          </table:table-cell>
          <table:table-cell table:style-name="ce17" table:formula="of:=CONCATENATE(&quot;./run.sh &quot;;[.I165];&quot; &quot;;[.J165];&quot; &quot;;[.C165];&quot; &quot;;[.H165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15" table:formula="of:=[.A165]+1" office:value-type="float" office:value="165">
            <text:p>165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6];&quot;exp&quot;;[.B166])" office:value-type="string" office:string-value="g26exp63">
            <text:p>g26exp63</text:p>
          </table:table-cell>
          <table:table-cell table:style-name="ce15" table:formula="of:=[.J165]+1" office:value-type="float" office:value="2341">
            <text:p>2341</text:p>
          </table:table-cell>
          <table:table-cell table:style-name="ce15" table:formula="of:=[.J165]+195" office:value-type="float" office:value="2535">
            <text:p>2535</text:p>
          </table:table-cell>
          <table:table-cell table:style-name="ce17" table:formula="of:=CONCATENATE(&quot;./run.sh &quot;;[.I166];&quot; &quot;;[.J166];&quot; &quot;;[.C166];&quot; &quot;;[.H166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15" table:formula="of:=[.A166]+1" office:value-type="float" office:value="166">
            <text:p>166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7];&quot;exp&quot;;[.B167])" office:value-type="string" office:string-value="g26exp69">
            <text:p>g26exp69</text:p>
          </table:table-cell>
          <table:table-cell table:style-name="ce15" table:formula="of:=[.J166]+1" office:value-type="float" office:value="2536">
            <text:p>2536</text:p>
          </table:table-cell>
          <table:table-cell table:style-name="ce15" table:formula="of:=[.J166]+195" office:value-type="float" office:value="2730">
            <text:p>2730</text:p>
          </table:table-cell>
          <table:table-cell table:style-name="ce17" table:formula="of:=CONCATENATE(&quot;./run.sh &quot;;[.I167];&quot; &quot;;[.J167];&quot; &quot;;[.C167];&quot; &quot;;[.H167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15" table:formula="of:=[.A167]+1" office:value-type="float" office:value="167">
            <text:p>167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8];&quot;exp&quot;;[.B168])" office:value-type="string" office:string-value="g26exp70">
            <text:p>g26exp70</text:p>
          </table:table-cell>
          <table:table-cell table:style-name="ce15" table:formula="of:=[.J167]+1" office:value-type="float" office:value="2731">
            <text:p>2731</text:p>
          </table:table-cell>
          <table:table-cell table:style-name="ce15" table:formula="of:=[.J167]+195" office:value-type="float" office:value="2925">
            <text:p>2925</text:p>
          </table:table-cell>
          <table:table-cell table:style-name="ce17" table:formula="of:=CONCATENATE(&quot;./run.sh &quot;;[.I168];&quot; &quot;;[.J168];&quot; &quot;;[.C168];&quot; &quot;;[.H168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15" table:formula="of:=[.A168]+1" office:value-type="float" office:value="168">
            <text:p>168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69];&quot;exp&quot;;[.B169])" office:value-type="string" office:string-value="g26exp71">
            <text:p>g26exp71</text:p>
          </table:table-cell>
          <table:table-cell table:style-name="ce15" table:formula="of:=[.J168]+1" office:value-type="float" office:value="2926">
            <text:p>2926</text:p>
          </table:table-cell>
          <table:table-cell table:style-name="ce15" table:formula="of:=[.J168]+195" office:value-type="float" office:value="3120">
            <text:p>3120</text:p>
          </table:table-cell>
          <table:table-cell table:style-name="ce17" table:formula="of:=CONCATENATE(&quot;./run.sh &quot;;[.I169];&quot; &quot;;[.J169];&quot; &quot;;[.C169];&quot; &quot;;[.H169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15" table:formula="of:=[.A169]+1" office:value-type="float" office:value="169">
            <text:p>169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0];&quot;exp&quot;;[.B170])" office:value-type="string" office:string-value="g26exp77">
            <text:p>g26exp77</text:p>
          </table:table-cell>
          <table:table-cell table:style-name="ce15" table:formula="of:=[.J169]+1" office:value-type="float" office:value="3121">
            <text:p>3121</text:p>
          </table:table-cell>
          <table:table-cell table:style-name="ce15" table:formula="of:=[.J169]+195" office:value-type="float" office:value="3315">
            <text:p>3315</text:p>
          </table:table-cell>
          <table:table-cell table:style-name="ce17" table:formula="of:=CONCATENATE(&quot;./run.sh &quot;;[.I170];&quot; &quot;;[.J170];&quot; &quot;;[.C170];&quot; &quot;;[.H170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15" table:formula="of:=[.A170]+1" office:value-type="float" office:value="170">
            <text:p>170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1];&quot;exp&quot;;[.B171])" office:value-type="string" office:string-value="g26exp78">
            <text:p>g26exp78</text:p>
          </table:table-cell>
          <table:table-cell table:style-name="ce15" table:formula="of:=[.J170]+1" office:value-type="float" office:value="3316">
            <text:p>3316</text:p>
          </table:table-cell>
          <table:table-cell table:style-name="ce15" table:formula="of:=[.J170]+195" office:value-type="float" office:value="3510">
            <text:p>3510</text:p>
          </table:table-cell>
          <table:table-cell table:style-name="ce17" table:formula="of:=CONCATENATE(&quot;./run.sh &quot;;[.I171];&quot; &quot;;[.J171];&quot; &quot;;[.C171];&quot; &quot;;[.H171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15" table:formula="of:=[.A171]+1" office:value-type="float" office:value="171">
            <text:p>171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6">
            <text:p>26</text:p>
          </table:table-cell>
          <table:table-cell table:style-name="ce17" office:value-type="string">
            <text:p>mohc_hadgem2_cc_ENS_r1i1p1</text:p>
          </table:table-cell>
          <table:table-cell table:style-name="ce15" table:number-columns-repeated="3"/>
          <table:table-cell table:style-name="ce15" table:formula="of:=CONCATENATE(&quot;g&quot;;[.C172];&quot;exp&quot;;[.B172])" office:value-type="string" office:string-value="g26exp79">
            <text:p>g26exp79</text:p>
          </table:table-cell>
          <table:table-cell table:style-name="ce15" table:formula="of:=[.J171]+1" office:value-type="float" office:value="3511">
            <text:p>3511</text:p>
          </table:table-cell>
          <table:table-cell table:style-name="ce15" table:formula="of:=[.J171]+195" office:value-type="float" office:value="3705">
            <text:p>3705</text:p>
          </table:table-cell>
          <table:table-cell table:style-name="ce17" table:formula="of:=CONCATENATE(&quot;./run.sh &quot;;[.I172];&quot; &quot;;[.J172];&quot; &quot;;[.C172];&quot; &quot;;[.H172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15" table:formula="of:=[.A172]+1" office:value-type="float" office:value="172">
            <text:p>17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3];&quot;exp&quot;;[.B173])" office:value-type="string" office:string-value="g27exp33">
            <text:p>g27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73];&quot; &quot;;[.J173];&quot; &quot;;[.C173];&quot; &quot;;[.H173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15" table:formula="of:=[.A173]+1" office:value-type="float" office:value="173">
            <text:p>173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4];&quot;exp&quot;;[.B174])" office:value-type="string" office:string-value="g27exp36">
            <text:p>g27exp36</text:p>
          </table:table-cell>
          <table:table-cell table:style-name="ce15" table:formula="of:=[.J173]+1" office:value-type="float" office:value="196">
            <text:p>196</text:p>
          </table:table-cell>
          <table:table-cell table:style-name="ce15" table:formula="of:=[.J173]+195" office:value-type="float" office:value="390">
            <text:p>390</text:p>
          </table:table-cell>
          <table:table-cell table:style-name="ce17" table:formula="of:=CONCATENATE(&quot;./run.sh &quot;;[.I174];&quot; &quot;;[.J174];&quot; &quot;;[.C174];&quot; &quot;;[.H174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15" table:formula="of:=[.A174]+1" office:value-type="float" office:value="174">
            <text:p>174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5];&quot;exp&quot;;[.B175])" office:value-type="string" office:string-value="g27exp37">
            <text:p>g27exp37</text:p>
          </table:table-cell>
          <table:table-cell table:style-name="ce15" table:formula="of:=[.J174]+1" office:value-type="float" office:value="391">
            <text:p>391</text:p>
          </table:table-cell>
          <table:table-cell table:style-name="ce15" table:formula="of:=[.J174]+195" office:value-type="float" office:value="585">
            <text:p>585</text:p>
          </table:table-cell>
          <table:table-cell table:style-name="ce17" table:formula="of:=CONCATENATE(&quot;./run.sh &quot;;[.I175];&quot; &quot;;[.J175];&quot; &quot;;[.C175];&quot; &quot;;[.H175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15" table:formula="of:=[.A175]+1" office:value-type="float" office:value="175">
            <text:p>175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6];&quot;exp&quot;;[.B176])" office:value-type="string" office:string-value="g27exp38">
            <text:p>g27exp38</text:p>
          </table:table-cell>
          <table:table-cell table:style-name="ce15" table:formula="of:=[.J175]+1" office:value-type="float" office:value="586">
            <text:p>586</text:p>
          </table:table-cell>
          <table:table-cell table:style-name="ce15" table:formula="of:=[.J175]+195" office:value-type="float" office:value="780">
            <text:p>780</text:p>
          </table:table-cell>
          <table:table-cell table:style-name="ce17" table:formula="of:=CONCATENATE(&quot;./run.sh &quot;;[.I176];&quot; &quot;;[.J176];&quot; &quot;;[.C176];&quot; &quot;;[.H176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15" table:formula="of:=[.A176]+1" office:value-type="float" office:value="176">
            <text:p>176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7];&quot;exp&quot;;[.B177])" office:value-type="string" office:string-value="g27exp41">
            <text:p>g27exp41</text:p>
          </table:table-cell>
          <table:table-cell table:style-name="ce15" table:formula="of:=[.J176]+1" office:value-type="float" office:value="781">
            <text:p>781</text:p>
          </table:table-cell>
          <table:table-cell table:style-name="ce15" table:formula="of:=[.J176]+195" office:value-type="float" office:value="975">
            <text:p>975</text:p>
          </table:table-cell>
          <table:table-cell table:style-name="ce17" table:formula="of:=CONCATENATE(&quot;./run.sh &quot;;[.I177];&quot; &quot;;[.J177];&quot; &quot;;[.C177];&quot; &quot;;[.H177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15" table:formula="of:=[.A177]+1" office:value-type="float" office:value="177">
            <text:p>177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8];&quot;exp&quot;;[.B178])" office:value-type="string" office:string-value="g27exp44">
            <text:p>g27exp44</text:p>
          </table:table-cell>
          <table:table-cell table:style-name="ce15" table:formula="of:=[.J177]+1" office:value-type="float" office:value="976">
            <text:p>976</text:p>
          </table:table-cell>
          <table:table-cell table:style-name="ce15" table:formula="of:=[.J177]+195" office:value-type="float" office:value="1170">
            <text:p>1170</text:p>
          </table:table-cell>
          <table:table-cell table:style-name="ce17" table:formula="of:=CONCATENATE(&quot;./run.sh &quot;;[.I178];&quot; &quot;;[.J178];&quot; &quot;;[.C178];&quot; &quot;;[.H178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15" table:formula="of:=[.A178]+1" office:value-type="float" office:value="178">
            <text:p>178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79];&quot;exp&quot;;[.B179])" office:value-type="string" office:string-value="g27exp46">
            <text:p>g27exp46</text:p>
          </table:table-cell>
          <table:table-cell table:style-name="ce15" table:formula="of:=[.J178]+1" office:value-type="float" office:value="1171">
            <text:p>1171</text:p>
          </table:table-cell>
          <table:table-cell table:style-name="ce15" table:formula="of:=[.J178]+195" office:value-type="float" office:value="1365">
            <text:p>1365</text:p>
          </table:table-cell>
          <table:table-cell table:style-name="ce17" table:formula="of:=CONCATENATE(&quot;./run.sh &quot;;[.I179];&quot; &quot;;[.J179];&quot; &quot;;[.C179];&quot; &quot;;[.H179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15" table:formula="of:=[.A179]+1" office:value-type="float" office:value="179">
            <text:p>179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0];&quot;exp&quot;;[.B180])" office:value-type="string" office:string-value="g27exp50">
            <text:p>g27exp50</text:p>
          </table:table-cell>
          <table:table-cell table:style-name="ce15" table:formula="of:=[.J179]+1" office:value-type="float" office:value="1366">
            <text:p>1366</text:p>
          </table:table-cell>
          <table:table-cell table:style-name="ce15" table:formula="of:=[.J179]+195" office:value-type="float" office:value="1560">
            <text:p>1560</text:p>
          </table:table-cell>
          <table:table-cell table:style-name="ce17" table:formula="of:=CONCATENATE(&quot;./run.sh &quot;;[.I180];&quot; &quot;;[.J180];&quot; &quot;;[.C180];&quot; &quot;;[.H180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15" table:formula="of:=[.A180]+1" office:value-type="float" office:value="180">
            <text:p>180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1];&quot;exp&quot;;[.B181])" office:value-type="string" office:string-value="g27exp51">
            <text:p>g27exp51</text:p>
          </table:table-cell>
          <table:table-cell table:style-name="ce15" table:formula="of:=[.J180]+1" office:value-type="float" office:value="1561">
            <text:p>1561</text:p>
          </table:table-cell>
          <table:table-cell table:style-name="ce15" table:formula="of:=[.J180]+195" office:value-type="float" office:value="1755">
            <text:p>1755</text:p>
          </table:table-cell>
          <table:table-cell table:style-name="ce17" table:formula="of:=CONCATENATE(&quot;./run.sh &quot;;[.I181];&quot; &quot;;[.J181];&quot; &quot;;[.C181];&quot; &quot;;[.H181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15" table:formula="of:=[.A181]+1" office:value-type="float" office:value="181">
            <text:p>181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2];&quot;exp&quot;;[.B182])" office:value-type="string" office:string-value="g27exp53">
            <text:p>g27exp53</text:p>
          </table:table-cell>
          <table:table-cell table:style-name="ce15" table:formula="of:=[.J181]+1" office:value-type="float" office:value="1756">
            <text:p>1756</text:p>
          </table:table-cell>
          <table:table-cell table:style-name="ce15" table:formula="of:=[.J181]+195" office:value-type="float" office:value="1950">
            <text:p>1950</text:p>
          </table:table-cell>
          <table:table-cell table:style-name="ce17" table:formula="of:=CONCATENATE(&quot;./run.sh &quot;;[.I182];&quot; &quot;;[.J182];&quot; &quot;;[.C182];&quot; &quot;;[.H182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15" table:formula="of:=[.A182]+1" office:value-type="float" office:value="182">
            <text:p>182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3];&quot;exp&quot;;[.B183])" office:value-type="string" office:string-value="g27exp55">
            <text:p>g27exp55</text:p>
          </table:table-cell>
          <table:table-cell table:style-name="ce15" table:formula="of:=[.J182]+1" office:value-type="float" office:value="1951">
            <text:p>1951</text:p>
          </table:table-cell>
          <table:table-cell table:style-name="ce15" table:formula="of:=[.J182]+195" office:value-type="float" office:value="2145">
            <text:p>2145</text:p>
          </table:table-cell>
          <table:table-cell table:style-name="ce17" table:formula="of:=CONCATENATE(&quot;./run.sh &quot;;[.I183];&quot; &quot;;[.J183];&quot; &quot;;[.C183];&quot; &quot;;[.H183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15" table:formula="of:=[.A183]+1" office:value-type="float" office:value="183">
            <text:p>183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4];&quot;exp&quot;;[.B184])" office:value-type="string" office:string-value="g27exp59">
            <text:p>g27exp59</text:p>
          </table:table-cell>
          <table:table-cell table:style-name="ce15" table:formula="of:=[.J183]+1" office:value-type="float" office:value="2146">
            <text:p>2146</text:p>
          </table:table-cell>
          <table:table-cell table:style-name="ce15" table:formula="of:=[.J183]+195" office:value-type="float" office:value="2340">
            <text:p>2340</text:p>
          </table:table-cell>
          <table:table-cell table:style-name="ce17" table:formula="of:=CONCATENATE(&quot;./run.sh &quot;;[.I184];&quot; &quot;;[.J184];&quot; &quot;;[.C184];&quot; &quot;;[.H184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15" table:formula="of:=[.A184]+1" office:value-type="float" office:value="184">
            <text:p>184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5];&quot;exp&quot;;[.B185])" office:value-type="string" office:string-value="g27exp63">
            <text:p>g27exp63</text:p>
          </table:table-cell>
          <table:table-cell table:style-name="ce15" table:formula="of:=[.J184]+1" office:value-type="float" office:value="2341">
            <text:p>2341</text:p>
          </table:table-cell>
          <table:table-cell table:style-name="ce15" table:formula="of:=[.J184]+195" office:value-type="float" office:value="2535">
            <text:p>2535</text:p>
          </table:table-cell>
          <table:table-cell table:style-name="ce17" table:formula="of:=CONCATENATE(&quot;./run.sh &quot;;[.I185];&quot; &quot;;[.J185];&quot; &quot;;[.C185];&quot; &quot;;[.H185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15" table:formula="of:=[.A185]+1" office:value-type="float" office:value="185">
            <text:p>185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6];&quot;exp&quot;;[.B186])" office:value-type="string" office:string-value="g27exp69">
            <text:p>g27exp69</text:p>
          </table:table-cell>
          <table:table-cell table:style-name="ce15" table:formula="of:=[.J185]+1" office:value-type="float" office:value="2536">
            <text:p>2536</text:p>
          </table:table-cell>
          <table:table-cell table:style-name="ce15" table:formula="of:=[.J185]+195" office:value-type="float" office:value="2730">
            <text:p>2730</text:p>
          </table:table-cell>
          <table:table-cell table:style-name="ce17" table:formula="of:=CONCATENATE(&quot;./run.sh &quot;;[.I186];&quot; &quot;;[.J186];&quot; &quot;;[.C186];&quot; &quot;;[.H186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15" table:formula="of:=[.A186]+1" office:value-type="float" office:value="186">
            <text:p>186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7];&quot;exp&quot;;[.B187])" office:value-type="string" office:string-value="g27exp70">
            <text:p>g27exp70</text:p>
          </table:table-cell>
          <table:table-cell table:style-name="ce15" table:formula="of:=[.J186]+1" office:value-type="float" office:value="2731">
            <text:p>2731</text:p>
          </table:table-cell>
          <table:table-cell table:style-name="ce15" table:formula="of:=[.J186]+195" office:value-type="float" office:value="2925">
            <text:p>2925</text:p>
          </table:table-cell>
          <table:table-cell table:style-name="ce17" table:formula="of:=CONCATENATE(&quot;./run.sh &quot;;[.I187];&quot; &quot;;[.J187];&quot; &quot;;[.C187];&quot; &quot;;[.H187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15" table:formula="of:=[.A187]+1" office:value-type="float" office:value="187">
            <text:p>187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8];&quot;exp&quot;;[.B188])" office:value-type="string" office:string-value="g27exp71">
            <text:p>g27exp71</text:p>
          </table:table-cell>
          <table:table-cell table:style-name="ce15" table:formula="of:=[.J187]+1" office:value-type="float" office:value="2926">
            <text:p>2926</text:p>
          </table:table-cell>
          <table:table-cell table:style-name="ce15" table:formula="of:=[.J187]+195" office:value-type="float" office:value="3120">
            <text:p>3120</text:p>
          </table:table-cell>
          <table:table-cell table:style-name="ce17" table:formula="of:=CONCATENATE(&quot;./run.sh &quot;;[.I188];&quot; &quot;;[.J188];&quot; &quot;;[.C188];&quot; &quot;;[.H188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15" table:formula="of:=[.A188]+1" office:value-type="float" office:value="188">
            <text:p>188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89];&quot;exp&quot;;[.B189])" office:value-type="string" office:string-value="g27exp77">
            <text:p>g27exp77</text:p>
          </table:table-cell>
          <table:table-cell table:style-name="ce15" table:formula="of:=[.J188]+1" office:value-type="float" office:value="3121">
            <text:p>3121</text:p>
          </table:table-cell>
          <table:table-cell table:style-name="ce15" table:formula="of:=[.J188]+195" office:value-type="float" office:value="3315">
            <text:p>3315</text:p>
          </table:table-cell>
          <table:table-cell table:style-name="ce17" table:formula="of:=CONCATENATE(&quot;./run.sh &quot;;[.I189];&quot; &quot;;[.J189];&quot; &quot;;[.C189];&quot; &quot;;[.H189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15" table:formula="of:=[.A189]+1" office:value-type="float" office:value="189">
            <text:p>189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90];&quot;exp&quot;;[.B190])" office:value-type="string" office:string-value="g27exp78">
            <text:p>g27exp78</text:p>
          </table:table-cell>
          <table:table-cell table:style-name="ce15" table:formula="of:=[.J189]+1" office:value-type="float" office:value="3316">
            <text:p>3316</text:p>
          </table:table-cell>
          <table:table-cell table:style-name="ce15" table:formula="of:=[.J189]+195" office:value-type="float" office:value="3510">
            <text:p>3510</text:p>
          </table:table-cell>
          <table:table-cell table:style-name="ce17" table:formula="of:=CONCATENATE(&quot;./run.sh &quot;;[.I190];&quot; &quot;;[.J190];&quot; &quot;;[.C190];&quot; &quot;;[.H190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15" table:formula="of:=[.A190]+1" office:value-type="float" office:value="190">
            <text:p>190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7">
            <text:p>27</text:p>
          </table:table-cell>
          <table:table-cell table:style-name="ce17" office:value-type="string">
            <text:p>mohc_hadgem2_es_ENS_r1i1p1</text:p>
          </table:table-cell>
          <table:table-cell table:style-name="ce15" table:number-columns-repeated="3"/>
          <table:table-cell table:style-name="ce15" table:formula="of:=CONCATENATE(&quot;g&quot;;[.C191];&quot;exp&quot;;[.B191])" office:value-type="string" office:string-value="g27exp79">
            <text:p>g27exp79</text:p>
          </table:table-cell>
          <table:table-cell table:style-name="ce15" table:formula="of:=[.J190]+1" office:value-type="float" office:value="3511">
            <text:p>3511</text:p>
          </table:table-cell>
          <table:table-cell table:style-name="ce15" table:formula="of:=[.J190]+195" office:value-type="float" office:value="3705">
            <text:p>3705</text:p>
          </table:table-cell>
          <table:table-cell table:style-name="ce17" table:formula="of:=CONCATENATE(&quot;./run.sh &quot;;[.I191];&quot; &quot;;[.J191];&quot; &quot;;[.C191];&quot; &quot;;[.H191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15" table:formula="of:=[.A191]+1" office:value-type="float" office:value="191">
            <text:p>191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2];&quot;exp&quot;;[.B192])" office:value-type="string" office:string-value="g28exp33">
            <text:p>g28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192];&quot; &quot;;[.J192];&quot; &quot;;[.C192];&quot; &quot;;[.H192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15" table:formula="of:=[.A192]+1" office:value-type="float" office:value="192">
            <text:p>192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3];&quot;exp&quot;;[.B193])" office:value-type="string" office:string-value="g28exp36">
            <text:p>g28exp36</text:p>
          </table:table-cell>
          <table:table-cell table:style-name="ce15" table:formula="of:=[.J192]+1" office:value-type="float" office:value="196">
            <text:p>196</text:p>
          </table:table-cell>
          <table:table-cell table:style-name="ce15" table:formula="of:=[.J192]+195" office:value-type="float" office:value="390">
            <text:p>390</text:p>
          </table:table-cell>
          <table:table-cell table:style-name="ce17" table:formula="of:=CONCATENATE(&quot;./run.sh &quot;;[.I193];&quot; &quot;;[.J193];&quot; &quot;;[.C193];&quot; &quot;;[.H193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15" table:formula="of:=[.A193]+1" office:value-type="float" office:value="193">
            <text:p>193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4];&quot;exp&quot;;[.B194])" office:value-type="string" office:string-value="g28exp37">
            <text:p>g28exp37</text:p>
          </table:table-cell>
          <table:table-cell table:style-name="ce15" table:formula="of:=[.J193]+1" office:value-type="float" office:value="391">
            <text:p>391</text:p>
          </table:table-cell>
          <table:table-cell table:style-name="ce15" table:formula="of:=[.J193]+195" office:value-type="float" office:value="585">
            <text:p>585</text:p>
          </table:table-cell>
          <table:table-cell table:style-name="ce17" table:formula="of:=CONCATENATE(&quot;./run.sh &quot;;[.I194];&quot; &quot;;[.J194];&quot; &quot;;[.C194];&quot; &quot;;[.H194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15" table:formula="of:=[.A194]+1" office:value-type="float" office:value="194">
            <text:p>194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5];&quot;exp&quot;;[.B195])" office:value-type="string" office:string-value="g28exp38">
            <text:p>g28exp38</text:p>
          </table:table-cell>
          <table:table-cell table:style-name="ce15" table:formula="of:=[.J194]+1" office:value-type="float" office:value="586">
            <text:p>586</text:p>
          </table:table-cell>
          <table:table-cell table:style-name="ce15" table:formula="of:=[.J194]+195" office:value-type="float" office:value="780">
            <text:p>780</text:p>
          </table:table-cell>
          <table:table-cell table:style-name="ce17" table:formula="of:=CONCATENATE(&quot;./run.sh &quot;;[.I195];&quot; &quot;;[.J195];&quot; &quot;;[.C195];&quot; &quot;;[.H195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15" table:formula="of:=[.A195]+1" office:value-type="float" office:value="195">
            <text:p>195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6];&quot;exp&quot;;[.B196])" office:value-type="string" office:string-value="g28exp41">
            <text:p>g28exp41</text:p>
          </table:table-cell>
          <table:table-cell table:style-name="ce15" table:formula="of:=[.J195]+1" office:value-type="float" office:value="781">
            <text:p>781</text:p>
          </table:table-cell>
          <table:table-cell table:style-name="ce15" table:formula="of:=[.J195]+195" office:value-type="float" office:value="975">
            <text:p>975</text:p>
          </table:table-cell>
          <table:table-cell table:style-name="ce17" table:formula="of:=CONCATENATE(&quot;./run.sh &quot;;[.I196];&quot; &quot;;[.J196];&quot; &quot;;[.C196];&quot; &quot;;[.H196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15" table:formula="of:=[.A196]+1" office:value-type="float" office:value="196">
            <text:p>196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7];&quot;exp&quot;;[.B197])" office:value-type="string" office:string-value="g28exp44">
            <text:p>g28exp44</text:p>
          </table:table-cell>
          <table:table-cell table:style-name="ce15" table:formula="of:=[.J196]+1" office:value-type="float" office:value="976">
            <text:p>976</text:p>
          </table:table-cell>
          <table:table-cell table:style-name="ce15" table:formula="of:=[.J196]+195" office:value-type="float" office:value="1170">
            <text:p>1170</text:p>
          </table:table-cell>
          <table:table-cell table:style-name="ce17" table:formula="of:=CONCATENATE(&quot;./run.sh &quot;;[.I197];&quot; &quot;;[.J197];&quot; &quot;;[.C197];&quot; &quot;;[.H197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15" table:formula="of:=[.A197]+1" office:value-type="float" office:value="197">
            <text:p>197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8];&quot;exp&quot;;[.B198])" office:value-type="string" office:string-value="g28exp46">
            <text:p>g28exp46</text:p>
          </table:table-cell>
          <table:table-cell table:style-name="ce15" table:formula="of:=[.J197]+1" office:value-type="float" office:value="1171">
            <text:p>1171</text:p>
          </table:table-cell>
          <table:table-cell table:style-name="ce15" table:formula="of:=[.J197]+195" office:value-type="float" office:value="1365">
            <text:p>1365</text:p>
          </table:table-cell>
          <table:table-cell table:style-name="ce17" table:formula="of:=CONCATENATE(&quot;./run.sh &quot;;[.I198];&quot; &quot;;[.J198];&quot; &quot;;[.C198];&quot; &quot;;[.H198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15" table:formula="of:=[.A198]+1" office:value-type="float" office:value="198">
            <text:p>198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199];&quot;exp&quot;;[.B199])" office:value-type="string" office:string-value="g28exp50">
            <text:p>g28exp50</text:p>
          </table:table-cell>
          <table:table-cell table:style-name="ce15" table:formula="of:=[.J198]+1" office:value-type="float" office:value="1366">
            <text:p>1366</text:p>
          </table:table-cell>
          <table:table-cell table:style-name="ce15" table:formula="of:=[.J198]+195" office:value-type="float" office:value="1560">
            <text:p>1560</text:p>
          </table:table-cell>
          <table:table-cell table:style-name="ce17" table:formula="of:=CONCATENATE(&quot;./run.sh &quot;;[.I199];&quot; &quot;;[.J199];&quot; &quot;;[.C199];&quot; &quot;;[.H199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15" table:formula="of:=[.A199]+1" office:value-type="float" office:value="199">
            <text:p>199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0];&quot;exp&quot;;[.B200])" office:value-type="string" office:string-value="g28exp51">
            <text:p>g28exp51</text:p>
          </table:table-cell>
          <table:table-cell table:style-name="ce15" table:formula="of:=[.J199]+1" office:value-type="float" office:value="1561">
            <text:p>1561</text:p>
          </table:table-cell>
          <table:table-cell table:style-name="ce15" table:formula="of:=[.J199]+195" office:value-type="float" office:value="1755">
            <text:p>1755</text:p>
          </table:table-cell>
          <table:table-cell table:style-name="ce17" table:formula="of:=CONCATENATE(&quot;./run.sh &quot;;[.I200];&quot; &quot;;[.J200];&quot; &quot;;[.C200];&quot; &quot;;[.H200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15" table:formula="of:=[.A200]+1" office:value-type="float" office:value="200">
            <text:p>200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1];&quot;exp&quot;;[.B201])" office:value-type="string" office:string-value="g28exp53">
            <text:p>g28exp53</text:p>
          </table:table-cell>
          <table:table-cell table:style-name="ce15" table:formula="of:=[.J200]+1" office:value-type="float" office:value="1756">
            <text:p>1756</text:p>
          </table:table-cell>
          <table:table-cell table:style-name="ce15" table:formula="of:=[.J200]+195" office:value-type="float" office:value="1950">
            <text:p>1950</text:p>
          </table:table-cell>
          <table:table-cell table:style-name="ce17" table:formula="of:=CONCATENATE(&quot;./run.sh &quot;;[.I201];&quot; &quot;;[.J201];&quot; &quot;;[.C201];&quot; &quot;;[.H201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15" table:formula="of:=[.A201]+1" office:value-type="float" office:value="201">
            <text:p>201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2];&quot;exp&quot;;[.B202])" office:value-type="string" office:string-value="g28exp55">
            <text:p>g28exp55</text:p>
          </table:table-cell>
          <table:table-cell table:style-name="ce15" table:formula="of:=[.J201]+1" office:value-type="float" office:value="1951">
            <text:p>1951</text:p>
          </table:table-cell>
          <table:table-cell table:style-name="ce15" table:formula="of:=[.J201]+195" office:value-type="float" office:value="2145">
            <text:p>2145</text:p>
          </table:table-cell>
          <table:table-cell table:style-name="ce17" table:formula="of:=CONCATENATE(&quot;./run.sh &quot;;[.I202];&quot; &quot;;[.J202];&quot; &quot;;[.C202];&quot; &quot;;[.H202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15" table:formula="of:=[.A202]+1" office:value-type="float" office:value="202">
            <text:p>202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3];&quot;exp&quot;;[.B203])" office:value-type="string" office:string-value="g28exp59">
            <text:p>g28exp59</text:p>
          </table:table-cell>
          <table:table-cell table:style-name="ce15" table:formula="of:=[.J202]+1" office:value-type="float" office:value="2146">
            <text:p>2146</text:p>
          </table:table-cell>
          <table:table-cell table:style-name="ce15" table:formula="of:=[.J202]+195" office:value-type="float" office:value="2340">
            <text:p>2340</text:p>
          </table:table-cell>
          <table:table-cell table:style-name="ce17" table:formula="of:=CONCATENATE(&quot;./run.sh &quot;;[.I203];&quot; &quot;;[.J203];&quot; &quot;;[.C203];&quot; &quot;;[.H203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15" table:formula="of:=[.A203]+1" office:value-type="float" office:value="203">
            <text:p>203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4];&quot;exp&quot;;[.B204])" office:value-type="string" office:string-value="g28exp63">
            <text:p>g28exp63</text:p>
          </table:table-cell>
          <table:table-cell table:style-name="ce15" table:formula="of:=[.J203]+1" office:value-type="float" office:value="2341">
            <text:p>2341</text:p>
          </table:table-cell>
          <table:table-cell table:style-name="ce15" table:formula="of:=[.J203]+195" office:value-type="float" office:value="2535">
            <text:p>2535</text:p>
          </table:table-cell>
          <table:table-cell table:style-name="ce17" table:formula="of:=CONCATENATE(&quot;./run.sh &quot;;[.I204];&quot; &quot;;[.J204];&quot; &quot;;[.C204];&quot; &quot;;[.H204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15" table:formula="of:=[.A204]+1" office:value-type="float" office:value="204">
            <text:p>204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5];&quot;exp&quot;;[.B205])" office:value-type="string" office:string-value="g28exp69">
            <text:p>g28exp69</text:p>
          </table:table-cell>
          <table:table-cell table:style-name="ce15" table:formula="of:=[.J204]+1" office:value-type="float" office:value="2536">
            <text:p>2536</text:p>
          </table:table-cell>
          <table:table-cell table:style-name="ce15" table:formula="of:=[.J204]+195" office:value-type="float" office:value="2730">
            <text:p>2730</text:p>
          </table:table-cell>
          <table:table-cell table:style-name="ce17" table:formula="of:=CONCATENATE(&quot;./run.sh &quot;;[.I205];&quot; &quot;;[.J205];&quot; &quot;;[.C205];&quot; &quot;;[.H205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15" table:formula="of:=[.A205]+1" office:value-type="float" office:value="205">
            <text:p>205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6];&quot;exp&quot;;[.B206])" office:value-type="string" office:string-value="g28exp70">
            <text:p>g28exp70</text:p>
          </table:table-cell>
          <table:table-cell table:style-name="ce15" table:formula="of:=[.J205]+1" office:value-type="float" office:value="2731">
            <text:p>2731</text:p>
          </table:table-cell>
          <table:table-cell table:style-name="ce15" table:formula="of:=[.J205]+195" office:value-type="float" office:value="2925">
            <text:p>2925</text:p>
          </table:table-cell>
          <table:table-cell table:style-name="ce17" table:formula="of:=CONCATENATE(&quot;./run.sh &quot;;[.I206];&quot; &quot;;[.J206];&quot; &quot;;[.C206];&quot; &quot;;[.H206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15" table:formula="of:=[.A206]+1" office:value-type="float" office:value="206">
            <text:p>206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7];&quot;exp&quot;;[.B207])" office:value-type="string" office:string-value="g28exp71">
            <text:p>g28exp71</text:p>
          </table:table-cell>
          <table:table-cell table:style-name="ce15" table:formula="of:=[.J206]+1" office:value-type="float" office:value="2926">
            <text:p>2926</text:p>
          </table:table-cell>
          <table:table-cell table:style-name="ce15" table:formula="of:=[.J206]+195" office:value-type="float" office:value="3120">
            <text:p>3120</text:p>
          </table:table-cell>
          <table:table-cell table:style-name="ce17" table:formula="of:=CONCATENATE(&quot;./run.sh &quot;;[.I207];&quot; &quot;;[.J207];&quot; &quot;;[.C207];&quot; &quot;;[.H207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15" table:formula="of:=[.A207]+1" office:value-type="float" office:value="207">
            <text:p>207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8];&quot;exp&quot;;[.B208])" office:value-type="string" office:string-value="g28exp77">
            <text:p>g28exp77</text:p>
          </table:table-cell>
          <table:table-cell table:style-name="ce15" table:formula="of:=[.J207]+1" office:value-type="float" office:value="3121">
            <text:p>3121</text:p>
          </table:table-cell>
          <table:table-cell table:style-name="ce15" table:formula="of:=[.J207]+195" office:value-type="float" office:value="3315">
            <text:p>3315</text:p>
          </table:table-cell>
          <table:table-cell table:style-name="ce17" table:formula="of:=CONCATENATE(&quot;./run.sh &quot;;[.I208];&quot; &quot;;[.J208];&quot; &quot;;[.C208];&quot; &quot;;[.H208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15" table:formula="of:=[.A208]+1" office:value-type="float" office:value="208">
            <text:p>208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09];&quot;exp&quot;;[.B209])" office:value-type="string" office:string-value="g28exp78">
            <text:p>g28exp78</text:p>
          </table:table-cell>
          <table:table-cell table:style-name="ce15" table:formula="of:=[.J208]+1" office:value-type="float" office:value="3316">
            <text:p>3316</text:p>
          </table:table-cell>
          <table:table-cell table:style-name="ce15" table:formula="of:=[.J208]+195" office:value-type="float" office:value="3510">
            <text:p>3510</text:p>
          </table:table-cell>
          <table:table-cell table:style-name="ce17" table:formula="of:=CONCATENATE(&quot;./run.sh &quot;;[.I209];&quot; &quot;;[.J209];&quot; &quot;;[.C209];&quot; &quot;;[.H209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15" table:formula="of:=[.A209]+1" office:value-type="float" office:value="209">
            <text:p>209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28">
            <text:p>28</text:p>
          </table:table-cell>
          <table:table-cell table:style-name="ce17" office:value-type="string">
            <text:p>mpi_m_mpi_esm_lr_ENS_r1i1p1</text:p>
          </table:table-cell>
          <table:table-cell table:style-name="ce15" table:number-columns-repeated="3"/>
          <table:table-cell table:style-name="ce15" table:formula="of:=CONCATENATE(&quot;g&quot;;[.C210];&quot;exp&quot;;[.B210])" office:value-type="string" office:string-value="g28exp79">
            <text:p>g28exp79</text:p>
          </table:table-cell>
          <table:table-cell table:style-name="ce15" table:formula="of:=[.J209]+1" office:value-type="float" office:value="3511">
            <text:p>3511</text:p>
          </table:table-cell>
          <table:table-cell table:style-name="ce15" table:formula="of:=[.J209]+195" office:value-type="float" office:value="3705">
            <text:p>3705</text:p>
          </table:table-cell>
          <table:table-cell table:style-name="ce17" table:formula="of:=CONCATENATE(&quot;./run.sh &quot;;[.I210];&quot; &quot;;[.J210];&quot; &quot;;[.C210];&quot; &quot;;[.H210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15" table:formula="of:=[.A210]+1" office:value-type="float" office:value="210">
            <text:p>210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1];&quot;exp&quot;;[.B211])" office:value-type="string" office:string-value="g31exp33">
            <text:p>g31exp33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95">
            <text:p>195</text:p>
          </table:table-cell>
          <table:table-cell table:style-name="ce17" table:formula="of:=CONCATENATE(&quot;./run.sh &quot;;[.I211];&quot; &quot;;[.J211];&quot; &quot;;[.C211];&quot; &quot;;[.H211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15" table:formula="of:=[.A211]+1" office:value-type="float" office:value="211">
            <text:p>211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2];&quot;exp&quot;;[.B212])" office:value-type="string" office:string-value="g31exp36">
            <text:p>g31exp36</text:p>
          </table:table-cell>
          <table:table-cell table:style-name="ce15" table:formula="of:=[.J211]+1" office:value-type="float" office:value="196">
            <text:p>196</text:p>
          </table:table-cell>
          <table:table-cell table:style-name="ce15" table:formula="of:=[.J211]+195" office:value-type="float" office:value="390">
            <text:p>390</text:p>
          </table:table-cell>
          <table:table-cell table:style-name="ce17" table:formula="of:=CONCATENATE(&quot;./run.sh &quot;;[.I212];&quot; &quot;;[.J212];&quot; &quot;;[.C212];&quot; &quot;;[.H212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15" table:formula="of:=[.A212]+1" office:value-type="float" office:value="212">
            <text:p>212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3];&quot;exp&quot;;[.B213])" office:value-type="string" office:string-value="g31exp37">
            <text:p>g31exp37</text:p>
          </table:table-cell>
          <table:table-cell table:style-name="ce15" table:formula="of:=[.J212]+1" office:value-type="float" office:value="391">
            <text:p>391</text:p>
          </table:table-cell>
          <table:table-cell table:style-name="ce15" table:formula="of:=[.J212]+195" office:value-type="float" office:value="585">
            <text:p>585</text:p>
          </table:table-cell>
          <table:table-cell table:style-name="ce17" table:formula="of:=CONCATENATE(&quot;./run.sh &quot;;[.I213];&quot; &quot;;[.J213];&quot; &quot;;[.C213];&quot; &quot;;[.H213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15" table:formula="of:=[.A213]+1" office:value-type="float" office:value="213">
            <text:p>213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4];&quot;exp&quot;;[.B214])" office:value-type="string" office:string-value="g31exp38">
            <text:p>g31exp38</text:p>
          </table:table-cell>
          <table:table-cell table:style-name="ce15" table:formula="of:=[.J213]+1" office:value-type="float" office:value="586">
            <text:p>586</text:p>
          </table:table-cell>
          <table:table-cell table:style-name="ce15" table:formula="of:=[.J213]+195" office:value-type="float" office:value="780">
            <text:p>780</text:p>
          </table:table-cell>
          <table:table-cell table:style-name="ce17" table:formula="of:=CONCATENATE(&quot;./run.sh &quot;;[.I214];&quot; &quot;;[.J214];&quot; &quot;;[.C214];&quot; &quot;;[.H214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15" table:formula="of:=[.A214]+1" office:value-type="float" office:value="214">
            <text:p>214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5];&quot;exp&quot;;[.B215])" office:value-type="string" office:string-value="g31exp41">
            <text:p>g31exp41</text:p>
          </table:table-cell>
          <table:table-cell table:style-name="ce15" table:formula="of:=[.J214]+1" office:value-type="float" office:value="781">
            <text:p>781</text:p>
          </table:table-cell>
          <table:table-cell table:style-name="ce15" table:formula="of:=[.J214]+195" office:value-type="float" office:value="975">
            <text:p>975</text:p>
          </table:table-cell>
          <table:table-cell table:style-name="ce17" table:formula="of:=CONCATENATE(&quot;./run.sh &quot;;[.I215];&quot; &quot;;[.J215];&quot; &quot;;[.C215];&quot; &quot;;[.H215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15" table:formula="of:=[.A215]+1" office:value-type="float" office:value="215">
            <text:p>215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6];&quot;exp&quot;;[.B216])" office:value-type="string" office:string-value="g31exp44">
            <text:p>g31exp44</text:p>
          </table:table-cell>
          <table:table-cell table:style-name="ce15" table:formula="of:=[.J215]+1" office:value-type="float" office:value="976">
            <text:p>976</text:p>
          </table:table-cell>
          <table:table-cell table:style-name="ce15" table:formula="of:=[.J215]+195" office:value-type="float" office:value="1170">
            <text:p>1170</text:p>
          </table:table-cell>
          <table:table-cell table:style-name="ce17" table:formula="of:=CONCATENATE(&quot;./run.sh &quot;;[.I216];&quot; &quot;;[.J216];&quot; &quot;;[.C216];&quot; &quot;;[.H216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15" table:formula="of:=[.A216]+1" office:value-type="float" office:value="216">
            <text:p>216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7];&quot;exp&quot;;[.B217])" office:value-type="string" office:string-value="g31exp46">
            <text:p>g31exp46</text:p>
          </table:table-cell>
          <table:table-cell table:style-name="ce15" table:formula="of:=[.J216]+1" office:value-type="float" office:value="1171">
            <text:p>1171</text:p>
          </table:table-cell>
          <table:table-cell table:style-name="ce15" table:formula="of:=[.J216]+195" office:value-type="float" office:value="1365">
            <text:p>1365</text:p>
          </table:table-cell>
          <table:table-cell table:style-name="ce17" table:formula="of:=CONCATENATE(&quot;./run.sh &quot;;[.I217];&quot; &quot;;[.J217];&quot; &quot;;[.C217];&quot; &quot;;[.H217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15" table:formula="of:=[.A217]+1" office:value-type="float" office:value="217">
            <text:p>217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8];&quot;exp&quot;;[.B218])" office:value-type="string" office:string-value="g31exp50">
            <text:p>g31exp50</text:p>
          </table:table-cell>
          <table:table-cell table:style-name="ce15" table:formula="of:=[.J217]+1" office:value-type="float" office:value="1366">
            <text:p>1366</text:p>
          </table:table-cell>
          <table:table-cell table:style-name="ce15" table:formula="of:=[.J217]+195" office:value-type="float" office:value="1560">
            <text:p>1560</text:p>
          </table:table-cell>
          <table:table-cell table:style-name="ce17" table:formula="of:=CONCATENATE(&quot;./run.sh &quot;;[.I218];&quot; &quot;;[.J218];&quot; &quot;;[.C218];&quot; &quot;;[.H218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15" table:formula="of:=[.A218]+1" office:value-type="float" office:value="218">
            <text:p>218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19];&quot;exp&quot;;[.B219])" office:value-type="string" office:string-value="g31exp51">
            <text:p>g31exp51</text:p>
          </table:table-cell>
          <table:table-cell table:style-name="ce15" table:formula="of:=[.J218]+1" office:value-type="float" office:value="1561">
            <text:p>1561</text:p>
          </table:table-cell>
          <table:table-cell table:style-name="ce15" table:formula="of:=[.J218]+195" office:value-type="float" office:value="1755">
            <text:p>1755</text:p>
          </table:table-cell>
          <table:table-cell table:style-name="ce17" table:formula="of:=CONCATENATE(&quot;./run.sh &quot;;[.I219];&quot; &quot;;[.J219];&quot; &quot;;[.C219];&quot; &quot;;[.H219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15" table:formula="of:=[.A219]+1" office:value-type="float" office:value="219">
            <text:p>219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0];&quot;exp&quot;;[.B220])" office:value-type="string" office:string-value="g31exp53">
            <text:p>g31exp53</text:p>
          </table:table-cell>
          <table:table-cell table:style-name="ce15" table:formula="of:=[.J219]+1" office:value-type="float" office:value="1756">
            <text:p>1756</text:p>
          </table:table-cell>
          <table:table-cell table:style-name="ce15" table:formula="of:=[.J219]+195" office:value-type="float" office:value="1950">
            <text:p>1950</text:p>
          </table:table-cell>
          <table:table-cell table:style-name="ce17" table:formula="of:=CONCATENATE(&quot;./run.sh &quot;;[.I220];&quot; &quot;;[.J220];&quot; &quot;;[.C220];&quot; &quot;;[.H220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15" table:formula="of:=[.A220]+1" office:value-type="float" office:value="220">
            <text:p>220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1];&quot;exp&quot;;[.B221])" office:value-type="string" office:string-value="g31exp55">
            <text:p>g31exp55</text:p>
          </table:table-cell>
          <table:table-cell table:style-name="ce15" table:formula="of:=[.J220]+1" office:value-type="float" office:value="1951">
            <text:p>1951</text:p>
          </table:table-cell>
          <table:table-cell table:style-name="ce15" table:formula="of:=[.J220]+195" office:value-type="float" office:value="2145">
            <text:p>2145</text:p>
          </table:table-cell>
          <table:table-cell table:style-name="ce17" table:formula="of:=CONCATENATE(&quot;./run.sh &quot;;[.I221];&quot; &quot;;[.J221];&quot; &quot;;[.C221];&quot; &quot;;[.H221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15" table:formula="of:=[.A221]+1" office:value-type="float" office:value="221">
            <text:p>221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2];&quot;exp&quot;;[.B222])" office:value-type="string" office:string-value="g31exp59">
            <text:p>g31exp59</text:p>
          </table:table-cell>
          <table:table-cell table:style-name="ce15" table:formula="of:=[.J221]+1" office:value-type="float" office:value="2146">
            <text:p>2146</text:p>
          </table:table-cell>
          <table:table-cell table:style-name="ce15" table:formula="of:=[.J221]+195" office:value-type="float" office:value="2340">
            <text:p>2340</text:p>
          </table:table-cell>
          <table:table-cell table:style-name="ce17" table:formula="of:=CONCATENATE(&quot;./run.sh &quot;;[.I222];&quot; &quot;;[.J222];&quot; &quot;;[.C222];&quot; &quot;;[.H222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15" table:formula="of:=[.A222]+1" office:value-type="float" office:value="222">
            <text:p>222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3];&quot;exp&quot;;[.B223])" office:value-type="string" office:string-value="g31exp63">
            <text:p>g31exp63</text:p>
          </table:table-cell>
          <table:table-cell table:style-name="ce15" table:formula="of:=[.J222]+1" office:value-type="float" office:value="2341">
            <text:p>2341</text:p>
          </table:table-cell>
          <table:table-cell table:style-name="ce15" table:formula="of:=[.J222]+195" office:value-type="float" office:value="2535">
            <text:p>2535</text:p>
          </table:table-cell>
          <table:table-cell table:style-name="ce17" table:formula="of:=CONCATENATE(&quot;./run.sh &quot;;[.I223];&quot; &quot;;[.J223];&quot; &quot;;[.C223];&quot; &quot;;[.H223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15" table:formula="of:=[.A223]+1" office:value-type="float" office:value="223">
            <text:p>223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4];&quot;exp&quot;;[.B224])" office:value-type="string" office:string-value="g31exp69">
            <text:p>g31exp69</text:p>
          </table:table-cell>
          <table:table-cell table:style-name="ce15" table:formula="of:=[.J223]+1" office:value-type="float" office:value="2536">
            <text:p>2536</text:p>
          </table:table-cell>
          <table:table-cell table:style-name="ce15" table:formula="of:=[.J223]+195" office:value-type="float" office:value="2730">
            <text:p>2730</text:p>
          </table:table-cell>
          <table:table-cell table:style-name="ce17" table:formula="of:=CONCATENATE(&quot;./run.sh &quot;;[.I224];&quot; &quot;;[.J224];&quot; &quot;;[.C224];&quot; &quot;;[.H224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15" table:formula="of:=[.A224]+1" office:value-type="float" office:value="224">
            <text:p>224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5];&quot;exp&quot;;[.B225])" office:value-type="string" office:string-value="g31exp70">
            <text:p>g31exp70</text:p>
          </table:table-cell>
          <table:table-cell table:style-name="ce15" table:formula="of:=[.J224]+1" office:value-type="float" office:value="2731">
            <text:p>2731</text:p>
          </table:table-cell>
          <table:table-cell table:style-name="ce15" table:formula="of:=[.J224]+195" office:value-type="float" office:value="2925">
            <text:p>2925</text:p>
          </table:table-cell>
          <table:table-cell table:style-name="ce17" table:formula="of:=CONCATENATE(&quot;./run.sh &quot;;[.I225];&quot; &quot;;[.J225];&quot; &quot;;[.C225];&quot; &quot;;[.H225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15" table:formula="of:=[.A225]+1" office:value-type="float" office:value="225">
            <text:p>225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6];&quot;exp&quot;;[.B226])" office:value-type="string" office:string-value="g31exp71">
            <text:p>g31exp71</text:p>
          </table:table-cell>
          <table:table-cell table:style-name="ce15" table:formula="of:=[.J225]+1" office:value-type="float" office:value="2926">
            <text:p>2926</text:p>
          </table:table-cell>
          <table:table-cell table:style-name="ce15" table:formula="of:=[.J225]+195" office:value-type="float" office:value="3120">
            <text:p>3120</text:p>
          </table:table-cell>
          <table:table-cell table:style-name="ce17" table:formula="of:=CONCATENATE(&quot;./run.sh &quot;;[.I226];&quot; &quot;;[.J226];&quot; &quot;;[.C226];&quot; &quot;;[.H226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15" table:formula="of:=[.A226]+1" office:value-type="float" office:value="226">
            <text:p>226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7];&quot;exp&quot;;[.B227])" office:value-type="string" office:string-value="g31exp77">
            <text:p>g31exp77</text:p>
          </table:table-cell>
          <table:table-cell table:style-name="ce15" table:formula="of:=[.J226]+1" office:value-type="float" office:value="3121">
            <text:p>3121</text:p>
          </table:table-cell>
          <table:table-cell table:style-name="ce15" table:formula="of:=[.J226]+195" office:value-type="float" office:value="3315">
            <text:p>3315</text:p>
          </table:table-cell>
          <table:table-cell table:style-name="ce17" table:formula="of:=CONCATENATE(&quot;./run.sh &quot;;[.I227];&quot; &quot;;[.J227];&quot; &quot;;[.C227];&quot; &quot;;[.H227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15" table:formula="of:=[.A227]+1" office:value-type="float" office:value="227">
            <text:p>227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 table:number-columns-repeated="3"/>
          <table:table-cell table:style-name="ce15" table:formula="of:=CONCATENATE(&quot;g&quot;;[.C228];&quot;exp&quot;;[.B228])" office:value-type="string" office:string-value="g31exp78">
            <text:p>g31exp78</text:p>
          </table:table-cell>
          <table:table-cell table:style-name="ce15" table:formula="of:=[.J227]+1" office:value-type="float" office:value="3316">
            <text:p>3316</text:p>
          </table:table-cell>
          <table:table-cell table:style-name="ce15" table:formula="of:=[.J227]+195" office:value-type="float" office:value="3510">
            <text:p>3510</text:p>
          </table:table-cell>
          <table:table-cell table:style-name="ce17" table:formula="of:=CONCATENATE(&quot;./run.sh &quot;;[.I228];&quot; &quot;;[.J228];&quot; &quot;;[.C228];&quot; &quot;;[.H228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15" table:formula="of:=[.A228]+1" office:value-type="float" office:value="228">
            <text:p>228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31">
            <text:p>31</text:p>
          </table:table-cell>
          <table:table-cell table:style-name="ce17" office:value-type="string">
            <text:p>mpi_m_mpi_esm_mr_ENS_r1i1p1</text:p>
          </table:table-cell>
          <table:table-cell table:style-name="ce15"/>
          <table:table-cell table:style-name="ce18"/>
          <table:table-cell table:style-name="ce15"/>
          <table:table-cell table:style-name="ce15" table:formula="of:=CONCATENATE(&quot;g&quot;;[.C229];&quot;exp&quot;;[.B229])" office:value-type="string" office:string-value="g31exp79">
            <text:p>g31exp79</text:p>
          </table:table-cell>
          <table:table-cell table:style-name="ce15" table:formula="of:=[.J228]+1" office:value-type="float" office:value="3511">
            <text:p>3511</text:p>
          </table:table-cell>
          <table:table-cell table:style-name="ce15" table:formula="of:=[.J228]+195" office:value-type="float" office:value="3705">
            <text:p>3705</text:p>
          </table:table-cell>
          <table:table-cell table:style-name="ce17" table:formula="of:=CONCATENATE(&quot;./run.sh &quot;;[.I229];&quot; &quot;;[.J229];&quot; &quot;;[.C229];&quot; &quot;;[.H229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0];&quot;exp&quot;;[.B230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1];&quot;exp&quot;;[.B231])" office:value-type="string" office:string-value="g32exp36">
            <text:p>g32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arc1</text:p>
          </table:table-cell>
          <table:table-cell table:style-name="ce2" office:value-type="string">
            <text:p>NA</text:p>
          </table:table-cell>
          <table:table-cell table:style-name="ce2" table:formula="of:=CONCATENATE(&quot;g&quot;;[.C232];&quot;exp&quot;;[.B232])" office:value-type="string" office:string-value="g32exp37">
            <text:p>g32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2">
          <table:table-cell table:style-name="ce14" table:formula="of:=[.A232]+1" office:value-type="float" office:value="232">
            <text:p>232</text:p>
          </table:table-cell>
          <table:table-cell table:style-name="ce14" office:value-type="float" office:value="38">
            <text:p>38</text:p>
          </table:table-cell>
          <table:table-cell table:style-name="ce14" office:value-type="float" office:value="32">
            <text:p>32</text:p>
          </table:table-cell>
          <table:table-cell table:style-name="ce12" office:value-type="string">
            <text:p>mri_mri_cgcm3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arc1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233];&quot;exp&quot;;[.B233])" office:value-type="string" office:string-value="g32exp38">
            <text:p>g32exp38</text:p>
          </table:table-cell>
          <table:table-cell table:style-name="ce14" table:formula="of:=[.J232]+1" office:value-type="float" office:value="586">
            <text:p>586</text:p>
          </table:table-cell>
          <table:table-cell table:style-name="ce14" table:formula="of:=[.J232]+195" office:value-type="float" office:value="780">
            <text:p>780</text:p>
          </table:table-cell>
          <table:table-cell table:style-name="ce12" table:formula="of:=CONCATENATE(&quot;./run.sh &quot;;[.I233];&quot; &quot;;[.J233];&quot; &quot;;[.C233];&quot; &quot;;[.H233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2">
          <table:table-cell table:style-name="ce14" table:formula="of:=[.A233]+1" office:value-type="float" office:value="233">
            <text:p>233</text:p>
          </table:table-cell>
          <table:table-cell table:style-name="ce14" office:value-type="float" office:value="41">
            <text:p>41</text:p>
          </table:table-cell>
          <table:table-cell table:style-name="ce14" office:value-type="float" office:value="32">
            <text:p>32</text:p>
          </table:table-cell>
          <table:table-cell table:style-name="ce12" office:value-type="string">
            <text:p>mri_mri_cgcm3_ENS_r1i1p1</text:p>
          </table:table-cell>
          <table:table-cell table:style-name="ce14" office:value-type="string">
            <text:p>r</text:p>
          </table:table-cell>
          <table:table-cell table:style-name="ce14" office:value-type="string">
            <text:p>arc1</text:p>
          </table:table-cell>
          <table:table-cell table:style-name="ce14" office:value-type="string">
            <text:p>NA</text:p>
          </table:table-cell>
          <table:table-cell table:style-name="ce14" table:formula="of:=CONCATENATE(&quot;g&quot;;[.C234];&quot;exp&quot;;[.B234])" office:value-type="string" office:string-value="g32exp41">
            <text:p>g32exp41</text:p>
          </table:table-cell>
          <table:table-cell table:style-name="ce14" table:formula="of:=[.J233]+1" office:value-type="float" office:value="781">
            <text:p>781</text:p>
          </table:table-cell>
          <table:table-cell table:style-name="ce14" table:formula="of:=[.J233]+195" office:value-type="float" office:value="975">
            <text:p>975</text:p>
          </table:table-cell>
          <table:table-cell table:style-name="ce12" table:formula="of:=CONCATENATE(&quot;./run.sh &quot;;[.I234];&quot; &quot;;[.J234];&quot; &quot;;[.C234];&quot; &quot;;[.H234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15" table:formula="of:=[.A234]+1" office:value-type="float" office:value="234">
            <text:p>234</text:p>
          </table:table-cell>
          <table:table-cell table:style-name="ce15" office:value-type="float" office:value="44">
            <text:p>44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5];&quot;exp&quot;;[.B235])" office:value-type="string" office:string-value="g32exp44">
            <text:p>g32exp44</text:p>
          </table:table-cell>
          <table:table-cell table:style-name="ce15" table:formula="of:=[.J234]+1" office:value-type="float" office:value="976">
            <text:p>976</text:p>
          </table:table-cell>
          <table:table-cell table:style-name="ce15" table:formula="of:=[.J234]+195" office:value-type="float" office:value="1170">
            <text:p>1170</text:p>
          </table:table-cell>
          <table:table-cell table:style-name="ce17" table:formula="of:=CONCATENATE(&quot;./run.sh &quot;;[.I235];&quot; &quot;;[.J235];&quot; &quot;;[.C235];&quot; &quot;;[.H235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15" table:formula="of:=[.A235]+1" office:value-type="float" office:value="235">
            <text:p>235</text:p>
          </table:table-cell>
          <table:table-cell table:style-name="ce15" office:value-type="float" office:value="46">
            <text:p>46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6];&quot;exp&quot;;[.B236])" office:value-type="string" office:string-value="g32exp46">
            <text:p>g32exp46</text:p>
          </table:table-cell>
          <table:table-cell table:style-name="ce15" table:formula="of:=[.J235]+1" office:value-type="float" office:value="1171">
            <text:p>1171</text:p>
          </table:table-cell>
          <table:table-cell table:style-name="ce15" table:formula="of:=[.J235]+195" office:value-type="float" office:value="1365">
            <text:p>1365</text:p>
          </table:table-cell>
          <table:table-cell table:style-name="ce17" table:formula="of:=CONCATENATE(&quot;./run.sh &quot;;[.I236];&quot; &quot;;[.J236];&quot; &quot;;[.C236];&quot; &quot;;[.H236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15" table:formula="of:=[.A236]+1" office:value-type="float" office:value="236">
            <text:p>236</text:p>
          </table:table-cell>
          <table:table-cell table:style-name="ce15" office:value-type="float" office:value="50">
            <text:p>50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7];&quot;exp&quot;;[.B237])" office:value-type="string" office:string-value="g32exp50">
            <text:p>g32exp50</text:p>
          </table:table-cell>
          <table:table-cell table:style-name="ce15" table:formula="of:=[.J236]+1" office:value-type="float" office:value="1366">
            <text:p>1366</text:p>
          </table:table-cell>
          <table:table-cell table:style-name="ce15" table:formula="of:=[.J236]+195" office:value-type="float" office:value="1560">
            <text:p>1560</text:p>
          </table:table-cell>
          <table:table-cell table:style-name="ce17" table:formula="of:=CONCATENATE(&quot;./run.sh &quot;;[.I237];&quot; &quot;;[.J237];&quot; &quot;;[.C237];&quot; &quot;;[.H237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15" table:formula="of:=[.A237]+1" office:value-type="float" office:value="237">
            <text:p>237</text:p>
          </table:table-cell>
          <table:table-cell table:style-name="ce15" office:value-type="float" office:value="51">
            <text:p>51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8];&quot;exp&quot;;[.B238])" office:value-type="string" office:string-value="g32exp51">
            <text:p>g32exp51</text:p>
          </table:table-cell>
          <table:table-cell table:style-name="ce15" table:formula="of:=[.J237]+1" office:value-type="float" office:value="1561">
            <text:p>1561</text:p>
          </table:table-cell>
          <table:table-cell table:style-name="ce15" table:formula="of:=[.J237]+195" office:value-type="float" office:value="1755">
            <text:p>1755</text:p>
          </table:table-cell>
          <table:table-cell table:style-name="ce17" table:formula="of:=CONCATENATE(&quot;./run.sh &quot;;[.I238];&quot; &quot;;[.J238];&quot; &quot;;[.C238];&quot; &quot;;[.H238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15" table:formula="of:=[.A238]+1" office:value-type="float" office:value="238">
            <text:p>238</text:p>
          </table:table-cell>
          <table:table-cell table:style-name="ce15" office:value-type="float" office:value="53">
            <text:p>53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39];&quot;exp&quot;;[.B239])" office:value-type="string" office:string-value="g32exp53">
            <text:p>g32exp53</text:p>
          </table:table-cell>
          <table:table-cell table:style-name="ce15" table:formula="of:=[.J238]+1" office:value-type="float" office:value="1756">
            <text:p>1756</text:p>
          </table:table-cell>
          <table:table-cell table:style-name="ce15" table:formula="of:=[.J238]+195" office:value-type="float" office:value="1950">
            <text:p>1950</text:p>
          </table:table-cell>
          <table:table-cell table:style-name="ce17" table:formula="of:=CONCATENATE(&quot;./run.sh &quot;;[.I239];&quot; &quot;;[.J239];&quot; &quot;;[.C239];&quot; &quot;;[.H239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15" table:formula="of:=[.A239]+1" office:value-type="float" office:value="239">
            <text:p>239</text:p>
          </table:table-cell>
          <table:table-cell table:style-name="ce15" office:value-type="float" office:value="55">
            <text:p>55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0];&quot;exp&quot;;[.B240])" office:value-type="string" office:string-value="g32exp55">
            <text:p>g32exp55</text:p>
          </table:table-cell>
          <table:table-cell table:style-name="ce15" table:formula="of:=[.J239]+1" office:value-type="float" office:value="1951">
            <text:p>1951</text:p>
          </table:table-cell>
          <table:table-cell table:style-name="ce15" table:formula="of:=[.J239]+195" office:value-type="float" office:value="2145">
            <text:p>2145</text:p>
          </table:table-cell>
          <table:table-cell table:style-name="ce17" table:formula="of:=CONCATENATE(&quot;./run.sh &quot;;[.I240];&quot; &quot;;[.J240];&quot; &quot;;[.C240];&quot; &quot;;[.H240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15" table:formula="of:=[.A240]+1" office:value-type="float" office:value="240">
            <text:p>240</text:p>
          </table:table-cell>
          <table:table-cell table:style-name="ce15" office:value-type="float" office:value="59">
            <text:p>59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1];&quot;exp&quot;;[.B241])" office:value-type="string" office:string-value="g32exp59">
            <text:p>g32exp59</text:p>
          </table:table-cell>
          <table:table-cell table:style-name="ce15" table:formula="of:=[.J240]+1" office:value-type="float" office:value="2146">
            <text:p>2146</text:p>
          </table:table-cell>
          <table:table-cell table:style-name="ce15" table:formula="of:=[.J240]+195" office:value-type="float" office:value="2340">
            <text:p>2340</text:p>
          </table:table-cell>
          <table:table-cell table:style-name="ce17" table:formula="of:=CONCATENATE(&quot;./run.sh &quot;;[.I241];&quot; &quot;;[.J241];&quot; &quot;;[.C241];&quot; &quot;;[.H241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15" table:formula="of:=[.A241]+1" office:value-type="float" office:value="241">
            <text:p>241</text:p>
          </table:table-cell>
          <table:table-cell table:style-name="ce15" office:value-type="float" office:value="63">
            <text:p>63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2];&quot;exp&quot;;[.B242])" office:value-type="string" office:string-value="g32exp63">
            <text:p>g32exp63</text:p>
          </table:table-cell>
          <table:table-cell table:style-name="ce15" table:formula="of:=[.J241]+1" office:value-type="float" office:value="2341">
            <text:p>2341</text:p>
          </table:table-cell>
          <table:table-cell table:style-name="ce15" table:formula="of:=[.J241]+195" office:value-type="float" office:value="2535">
            <text:p>2535</text:p>
          </table:table-cell>
          <table:table-cell table:style-name="ce17" table:formula="of:=CONCATENATE(&quot;./run.sh &quot;;[.I242];&quot; &quot;;[.J242];&quot; &quot;;[.C242];&quot; &quot;;[.H242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15" table:formula="of:=[.A242]+1" office:value-type="float" office:value="242">
            <text:p>242</text:p>
          </table:table-cell>
          <table:table-cell table:style-name="ce15" office:value-type="float" office:value="69">
            <text:p>69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3];&quot;exp&quot;;[.B243])" office:value-type="string" office:string-value="g32exp69">
            <text:p>g32exp69</text:p>
          </table:table-cell>
          <table:table-cell table:style-name="ce15" table:formula="of:=[.J242]+1" office:value-type="float" office:value="2536">
            <text:p>2536</text:p>
          </table:table-cell>
          <table:table-cell table:style-name="ce15" table:formula="of:=[.J242]+195" office:value-type="float" office:value="2730">
            <text:p>2730</text:p>
          </table:table-cell>
          <table:table-cell table:style-name="ce17" table:formula="of:=CONCATENATE(&quot;./run.sh &quot;;[.I243];&quot; &quot;;[.J243];&quot; &quot;;[.C243];&quot; &quot;;[.H243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15" table:formula="of:=[.A243]+1" office:value-type="float" office:value="243">
            <text:p>243</text:p>
          </table:table-cell>
          <table:table-cell table:style-name="ce15" office:value-type="float" office:value="70">
            <text:p>70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4];&quot;exp&quot;;[.B244])" office:value-type="string" office:string-value="g32exp70">
            <text:p>g32exp70</text:p>
          </table:table-cell>
          <table:table-cell table:style-name="ce15" table:formula="of:=[.J243]+1" office:value-type="float" office:value="2731">
            <text:p>2731</text:p>
          </table:table-cell>
          <table:table-cell table:style-name="ce15" table:formula="of:=[.J243]+195" office:value-type="float" office:value="2925">
            <text:p>2925</text:p>
          </table:table-cell>
          <table:table-cell table:style-name="ce17" table:formula="of:=CONCATENATE(&quot;./run.sh &quot;;[.I244];&quot; &quot;;[.J244];&quot; &quot;;[.C244];&quot; &quot;;[.H244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15" table:formula="of:=[.A244]+1" office:value-type="float" office:value="244">
            <text:p>244</text:p>
          </table:table-cell>
          <table:table-cell table:style-name="ce15" office:value-type="float" office:value="71">
            <text:p>71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5];&quot;exp&quot;;[.B245])" office:value-type="string" office:string-value="g32exp71">
            <text:p>g32exp71</text:p>
          </table:table-cell>
          <table:table-cell table:style-name="ce15" table:formula="of:=[.J244]+1" office:value-type="float" office:value="2926">
            <text:p>2926</text:p>
          </table:table-cell>
          <table:table-cell table:style-name="ce15" table:formula="of:=[.J244]+195" office:value-type="float" office:value="3120">
            <text:p>3120</text:p>
          </table:table-cell>
          <table:table-cell table:style-name="ce17" table:formula="of:=CONCATENATE(&quot;./run.sh &quot;;[.I245];&quot; &quot;;[.J245];&quot; &quot;;[.C245];&quot; &quot;;[.H245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15" table:formula="of:=[.A245]+1" office:value-type="float" office:value="245">
            <text:p>245</text:p>
          </table:table-cell>
          <table:table-cell table:style-name="ce15" office:value-type="float" office:value="77">
            <text:p>77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6];&quot;exp&quot;;[.B246])" office:value-type="string" office:string-value="g32exp77">
            <text:p>g32exp77</text:p>
          </table:table-cell>
          <table:table-cell table:style-name="ce15" table:formula="of:=[.J245]+1" office:value-type="float" office:value="3121">
            <text:p>3121</text:p>
          </table:table-cell>
          <table:table-cell table:style-name="ce15" table:formula="of:=[.J245]+195" office:value-type="float" office:value="3315">
            <text:p>3315</text:p>
          </table:table-cell>
          <table:table-cell table:style-name="ce17" table:formula="of:=CONCATENATE(&quot;./run.sh &quot;;[.I246];&quot; &quot;;[.J246];&quot; &quot;;[.C246];&quot; &quot;;[.H246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15" table:formula="of:=[.A246]+1" office:value-type="float" office:value="246">
            <text:p>246</text:p>
          </table:table-cell>
          <table:table-cell table:style-name="ce15" office:value-type="float" office:value="78">
            <text:p>78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7];&quot;exp&quot;;[.B247])" office:value-type="string" office:string-value="g32exp78">
            <text:p>g32exp78</text:p>
          </table:table-cell>
          <table:table-cell table:style-name="ce15" table:formula="of:=[.J246]+1" office:value-type="float" office:value="3316">
            <text:p>3316</text:p>
          </table:table-cell>
          <table:table-cell table:style-name="ce15" table:formula="of:=[.J246]+195" office:value-type="float" office:value="3510">
            <text:p>3510</text:p>
          </table:table-cell>
          <table:table-cell table:style-name="ce17" table:formula="of:=CONCATENATE(&quot;./run.sh &quot;;[.I247];&quot; &quot;;[.J247];&quot; &quot;;[.C247];&quot; &quot;;[.H247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15" table:formula="of:=[.A247]+1" office:value-type="float" office:value="247">
            <text:p>247</text:p>
          </table:table-cell>
          <table:table-cell table:style-name="ce15" office:value-type="float" office:value="79">
            <text:p>79</text:p>
          </table:table-cell>
          <table:table-cell table:style-name="ce15" office:value-type="float" office:value="32">
            <text:p>32</text:p>
          </table:table-cell>
          <table:table-cell table:style-name="ce17" office:value-type="string">
            <text:p>mri_mri_cgcm3_ENS_r1i1p1</text:p>
          </table:table-cell>
          <table:table-cell table:style-name="ce15" table:number-columns-repeated="3"/>
          <table:table-cell table:style-name="ce15" table:formula="of:=CONCATENATE(&quot;g&quot;;[.C248];&quot;exp&quot;;[.B248])" office:value-type="string" office:string-value="g32exp79">
            <text:p>g32exp79</text:p>
          </table:table-cell>
          <table:table-cell table:style-name="ce15" table:formula="of:=[.J247]+1" office:value-type="float" office:value="3511">
            <text:p>3511</text:p>
          </table:table-cell>
          <table:table-cell table:style-name="ce15" table:formula="of:=[.J247]+195" office:value-type="float" office:value="3705">
            <text:p>3705</text:p>
          </table:table-cell>
          <table:table-cell table:style-name="ce17" table:formula="of:=CONCATENATE(&quot;./run.sh &quot;;[.I248];&quot; &quot;;[.J248];&quot; &quot;;[.C248];&quot; &quot;;[.H248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_v2" table:style-name="ta3"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9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7" number:min-integer-digits="1"/>
    </number:number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4P0"/>
    </number:number-style>
    <number:number-style style:name="N10136P0" style:volatile="true" number:language="en" number:country="US">
      <number:number number: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6P0"/>
    </number:number-style>
    <number:number-style style:name="N10139P0" style:volatile="true" number:language="en" number:country="US"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text> 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2P2" style:volatile="true" number:language="en" number:country="US">
      <number:currency-symbol/>
      <number:text>- </number:text>
    </number:currency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5P0" style:volatile="true" number:language="en" number:country="US">
      <number:number number:decimal-places="2" number:min-integer-digits="1" number:grouping="true"/>
      <number:text> </number:text>
    </number:number-style>
    <number:number-style style:name="N10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currency-style style:name="N10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time-style style:name="N10149" number:language="en" number:country="US">
      <number:minutes number:style="long"/>
      <number:text>:</number:text>
      <number:seconds number:style="long"/>
    </number:time-style>
    <number:time-style style:name="N10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1" number:language="en" number:country="US">
      <number:minutes number:style="long"/>
      <number:text>:</number:text>
      <number:seconds number:style="long" number:decimal-places="1"/>
    </number:time-style>
    <number:number-style style:name="N10152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7">00/00/0000</text:date>, <text:time style:data-style-name="N2" text:time-value="0000-00-00T22:48: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7T22:59:28</dc:date>
    <meta:generator>LibreOffice/4.0.4.2$MacOSX_x86 LibreOffice_project/9e9821abd0ffdbc09cd8c52eaa574fa09eb08f2</meta:generator>
    <meta:editing-duration>P1DT38M34S</meta:editing-duration>
    <meta:editing-cycles>186</meta:editing-cycles>
    <meta:document-statistic meta:table-count="5" meta:cell-count="5330" meta:object-count="0"/>
  </office:meta>
</office:document-meta>
</file>